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JetBrains Mono" svg:font-family="'JetBrains Mono', Menlo, Monaco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cm" table:align="margins" fo:background-color="transparent">
        <style:background-image/>
      </style:table-properties>
    </style:style>
    <style:style style:name="Table1.A" style:family="table-column">
      <style:table-column-properties style:column-width="13.69cm" style:rel-column-width="52772*"/>
    </style:style>
    <style:style style:name="Table1.B" style:family="table-column">
      <style:table-column-properties style:column-width="3.311cm" style:rel-column-width="12763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dddddd" fo:padding="0.097cm" fo:border-left="none" fo:border-right="none" fo:border-top="1.5pt solid #000000" fo:border-bottom="1.5pt solid #000000">
        <style:background-image/>
      </style:table-cell-properties>
    </style:style>
    <style:style style:name="Table1.A2" style:family="table-cell">
      <style:table-cell-properties fo:padding="0.097cm" fo:border="none"/>
    </style:style>
    <style:style style:name="Table1.B2" style:family="table-cell">
      <style:table-cell-properties fo:padding="0.097cm" fo:border="none"/>
    </style:style>
    <style:style style:name="Table1.A3" style:family="table-cell">
      <style:table-cell-properties fo:padding="0.097cm" fo:border="none"/>
    </style:style>
    <style:style style:name="Table1.B3" style:family="table-cell">
      <style:table-cell-properties fo:padding="0.097cm" fo:border="none"/>
    </style:style>
    <style:style style:name="Table1.A4" style:family="table-cell">
      <style:table-cell-properties fo:padding="0.097cm" fo:border="none"/>
    </style:style>
    <style:style style:name="Table1.B4" style:family="table-cell">
      <style:table-cell-properties fo:padding="0.097cm" fo:border="none"/>
    </style:style>
    <style:style style:name="Table1.A5" style:family="table-cell">
      <style:table-cell-properties fo:padding="0.097cm" fo:border-left="none" fo:border-right="none" fo:border-top="none" fo:border-bottom="1.5pt solid #000000"/>
    </style:style>
    <style:style style:name="Table1.B5" style:family="table-cell">
      <style:table-cell-properties fo:padding="0.097cm" fo:border-left="none" fo:border-right="none" fo:border-top="none" fo:border-bottom="1.5pt solid #000000"/>
    </style:style>
    <style:style style:name="Table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3.716cm" style:rel-column-width="52874*"/>
    </style:style>
    <style:style style:name="Table2.B" style:family="table-column">
      <style:table-column-properties style:column-width="3.284cm" style:rel-column-width="12661*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#dddddd" fo:padding="0.097cm" fo:border-left="none" fo:border-right="none" fo:border-top="1.5pt solid #000000" fo:border-bottom="1.5pt solid #000000" style:writing-mode="page">
        <style:background-image/>
      </style:table-cell-properties>
    </style:style>
    <style:style style:name="Table2.A2" style:family="table-cell">
      <style:table-cell-properties fo:padding="0.097cm" fo:border-left="none" fo:border-right="none" fo:border-top="none" fo:border-bottom="1.5pt solid #000000"/>
    </style:style>
    <style:style style:name="Table2.B2" style:family="table-cell">
      <style:table-cell-properties fo:padding="0.097cm" fo:border-left="none" fo:border-right="none" fo:border-top="none" fo:border-bottom="1.5pt solid #000000"/>
    </style:style>
    <style:style style:name="Table3" style:family="table">
      <style:table-properties style:width="17cm" fo:break-before="auto" fo:break-after="auto" table:align="margins" fo:background-color="transparent" fo:keep-with-next="auto" style:may-break-between-rows="true" style:writing-mode="page" table:border-model="separating">
        <style:background-image/>
      </style:table-properties>
    </style:style>
    <style:style style:name="Table3.A" style:family="table-column">
      <style:table-column-properties style:column-width="13.716cm" style:rel-column-width="52874*"/>
    </style:style>
    <style:style style:name="Table3.B" style:family="table-column">
      <style:table-column-properties style:column-width="3.284cm" style:rel-column-width="12661*"/>
    </style:style>
    <style:style style:name="Table3.1" style:family="table-row">
      <style:table-row-properties fo:background-color="transparent" fo:keep-together="auto">
        <style:background-image/>
      </style:table-row-properties>
    </style:style>
    <style:style style:name="Table3.A1" style:family="table-cell">
      <style:table-cell-properties style:vertical-align="" fo:background-color="#dddddd" fo:padding="0.097cm" fo:border-left="none" fo:border-right="none" fo:border-top="1.5pt solid #000000" fo:border-bottom="1.5pt solid #000000" style:writing-mode="page">
        <style:background-image/>
      </style:table-cell-properties>
    </style:style>
    <style:style style:name="Table3.A2" style:family="table-cell">
      <style:table-cell-properties fo:padding="0.097cm" fo:border="none"/>
    </style:style>
    <style:style style:name="Table3.B2" style:family="table-cell">
      <style:table-cell-properties fo:padding="0.097cm" fo:border="none"/>
    </style:style>
    <style:style style:name="Table3.A3" style:family="table-cell">
      <style:table-cell-properties fo:padding="0.097cm" fo:border="none"/>
    </style:style>
    <style:style style:name="Table3.B3" style:family="table-cell">
      <style:table-cell-properties fo:padding="0.097cm" fo:border="none"/>
    </style:style>
    <style:style style:name="Table3.A4" style:family="table-cell">
      <style:table-cell-properties fo:padding="0.097cm" fo:border="none"/>
    </style:style>
    <style:style style:name="Table3.B4" style:family="table-cell">
      <style:table-cell-properties fo:padding="0.097cm" fo:border="none"/>
    </style:style>
    <style:style style:name="Table3.A5" style:family="table-cell">
      <style:table-cell-properties fo:padding="0.097cm" fo:border="none"/>
    </style:style>
    <style:style style:name="Table3.B5" style:family="table-cell">
      <style:table-cell-properties fo:padding="0.097cm" fo:border="none"/>
    </style:style>
    <style:style style:name="Table3.A6" style:family="table-cell">
      <style:table-cell-properties fo:padding="0.097cm" fo:border="none"/>
    </style:style>
    <style:style style:name="Table3.B6" style:family="table-cell">
      <style:table-cell-properties fo:padding="0.097cm" fo:border="none"/>
    </style:style>
    <style:style style:name="Table3.A7" style:family="table-cell">
      <style:table-cell-properties fo:padding="0.097cm" fo:border="none"/>
    </style:style>
    <style:style style:name="Table3.B7" style:family="table-cell">
      <style:table-cell-properties fo:padding="0.097cm" fo:border="none"/>
    </style:style>
    <style:style style:name="Table3.A8" style:family="table-cell">
      <style:table-cell-properties fo:padding="0.097cm" fo:border="none"/>
    </style:style>
    <style:style style:name="Table3.B8" style:family="table-cell">
      <style:table-cell-properties fo:padding="0.097cm" fo:border="none"/>
    </style:style>
    <style:style style:name="Table3.A9" style:family="table-cell">
      <style:table-cell-properties fo:padding="0.097cm" fo:border="none"/>
    </style:style>
    <style:style style:name="Table3.B9" style:family="table-cell">
      <style:table-cell-properties fo:padding="0.097cm" fo:border="none"/>
    </style:style>
    <style:style style:name="Table3.A10" style:family="table-cell">
      <style:table-cell-properties fo:padding="0.097cm" fo:border="none"/>
    </style:style>
    <style:style style:name="Table3.B10" style:family="table-cell">
      <style:table-cell-properties fo:padding="0.097cm" fo:border="none"/>
    </style:style>
    <style:style style:name="Table3.A11" style:family="table-cell">
      <style:table-cell-properties fo:padding="0.097cm" fo:border="none"/>
    </style:style>
    <style:style style:name="Table3.B11" style:family="table-cell">
      <style:table-cell-properties fo:padding="0.097cm" fo:border="none"/>
    </style:style>
    <style:style style:name="Table3.A12" style:family="table-cell">
      <style:table-cell-properties fo:padding="0.097cm" fo:border="none"/>
    </style:style>
    <style:style style:name="Table3.B12" style:family="table-cell">
      <style:table-cell-properties fo:padding="0.097cm" fo:border="none"/>
    </style:style>
    <style:style style:name="Table3.A13" style:family="table-cell">
      <style:table-cell-properties fo:padding="0.097cm" fo:border="none"/>
    </style:style>
    <style:style style:name="Table3.B13" style:family="table-cell">
      <style:table-cell-properties fo:padding="0.097cm" fo:border="none"/>
    </style:style>
    <style:style style:name="Table3.A14" style:family="table-cell">
      <style:table-cell-properties fo:padding="0.097cm" fo:border="none"/>
    </style:style>
    <style:style style:name="Table3.B14" style:family="table-cell">
      <style:table-cell-properties fo:padding="0.097cm" fo:border="none"/>
    </style:style>
    <style:style style:name="Table3.A15" style:family="table-cell">
      <style:table-cell-properties fo:padding="0.097cm" fo:border="none"/>
    </style:style>
    <style:style style:name="Table3.B15" style:family="table-cell">
      <style:table-cell-properties fo:padding="0.097cm" fo:border="none"/>
    </style:style>
    <style:style style:name="Table3.A16" style:family="table-cell">
      <style:table-cell-properties fo:padding="0.097cm" fo:border="none"/>
    </style:style>
    <style:style style:name="Table3.B16" style:family="table-cell">
      <style:table-cell-properties fo:padding="0.097cm" fo:border="none"/>
    </style:style>
    <style:style style:name="Table3.A17" style:family="table-cell">
      <style:table-cell-properties fo:padding="0.097cm" fo:border="none"/>
    </style:style>
    <style:style style:name="Table3.B17" style:family="table-cell">
      <style:table-cell-properties fo:padding="0.097cm" fo:border="none"/>
    </style:style>
    <style:style style:name="Table3.A18" style:family="table-cell">
      <style:table-cell-properties fo:padding="0.097cm" fo:border="none"/>
    </style:style>
    <style:style style:name="Table3.B18" style:family="table-cell">
      <style:table-cell-properties fo:padding="0.097cm" fo:border="none"/>
    </style:style>
    <style:style style:name="Table3.A19" style:family="table-cell">
      <style:table-cell-properties fo:padding="0.097cm" fo:border="none"/>
    </style:style>
    <style:style style:name="Table3.B19" style:family="table-cell">
      <style:table-cell-properties fo:padding="0.097cm" fo:border="none"/>
    </style:style>
    <style:style style:name="Table3.A20" style:family="table-cell">
      <style:table-cell-properties fo:padding="0.097cm" fo:border="none"/>
    </style:style>
    <style:style style:name="Table3.B20" style:family="table-cell">
      <style:table-cell-properties fo:padding="0.097cm" fo:border="none"/>
    </style:style>
    <style:style style:name="Table3.A21" style:family="table-cell">
      <style:table-cell-properties fo:padding="0.097cm" fo:border="none"/>
    </style:style>
    <style:style style:name="Table3.B21" style:family="table-cell">
      <style:table-cell-properties fo:padding="0.097cm" fo:border="none"/>
    </style:style>
    <style:style style:name="Table3.A22" style:family="table-cell">
      <style:table-cell-properties fo:padding="0.097cm" fo:border="none"/>
    </style:style>
    <style:style style:name="Table3.B22" style:family="table-cell">
      <style:table-cell-properties fo:padding="0.097cm" fo:border="none"/>
    </style:style>
    <style:style style:name="Table3.A23" style:family="table-cell">
      <style:table-cell-properties fo:padding="0.097cm" fo:border="none"/>
    </style:style>
    <style:style style:name="Table3.B23" style:family="table-cell">
      <style:table-cell-properties fo:padding="0.097cm" fo:border="none"/>
    </style:style>
    <style:style style:name="Table3.A24" style:family="table-cell">
      <style:table-cell-properties fo:padding="0.097cm" fo:border="none"/>
    </style:style>
    <style:style style:name="Table3.B24" style:family="table-cell">
      <style:table-cell-properties fo:padding="0.097cm" fo:border="none"/>
    </style:style>
    <style:style style:name="Table3.A25" style:family="table-cell">
      <style:table-cell-properties fo:padding="0.097cm" fo:border="none"/>
    </style:style>
    <style:style style:name="Table3.B25" style:family="table-cell">
      <style:table-cell-properties fo:padding="0.097cm" fo:border="none"/>
    </style:style>
    <style:style style:name="Table3.A26" style:family="table-cell">
      <style:table-cell-properties fo:padding="0.097cm" fo:border="none"/>
    </style:style>
    <style:style style:name="Table3.B26" style:family="table-cell">
      <style:table-cell-properties fo:padding="0.097cm" fo:border="none"/>
    </style:style>
    <style:style style:name="Table3.A27" style:family="table-cell">
      <style:table-cell-properties fo:padding="0.097cm" fo:border="none"/>
    </style:style>
    <style:style style:name="Table3.B27" style:family="table-cell">
      <style:table-cell-properties fo:padding="0.097cm" fo:border="none"/>
    </style:style>
    <style:style style:name="Table3.A28" style:family="table-cell">
      <style:table-cell-properties fo:padding="0.097cm" fo:border="none"/>
    </style:style>
    <style:style style:name="Table3.B28" style:family="table-cell">
      <style:table-cell-properties fo:padding="0.097cm" fo:border="none"/>
    </style:style>
    <style:style style:name="Table3.A29" style:family="table-cell">
      <style:table-cell-properties fo:padding="0.097cm" fo:border="none"/>
    </style:style>
    <style:style style:name="Table3.B29" style:family="table-cell">
      <style:table-cell-properties fo:padding="0.097cm" fo:border="none"/>
    </style:style>
    <style:style style:name="Table3.A30" style:family="table-cell">
      <style:table-cell-properties fo:padding="0.097cm" fo:border="none"/>
    </style:style>
    <style:style style:name="Table3.B30" style:family="table-cell">
      <style:table-cell-properties fo:padding="0.097cm" fo:border="none"/>
    </style:style>
    <style:style style:name="Table3.A31" style:family="table-cell">
      <style:table-cell-properties fo:padding="0.097cm" fo:border="none"/>
    </style:style>
    <style:style style:name="Table3.B31" style:family="table-cell">
      <style:table-cell-properties fo:padding="0.097cm" fo:border="none"/>
    </style:style>
    <style:style style:name="Table3.A32" style:family="table-cell">
      <style:table-cell-properties fo:padding="0.097cm" fo:border="none"/>
    </style:style>
    <style:style style:name="Table3.B32" style:family="table-cell">
      <style:table-cell-properties fo:padding="0.097cm" fo:border="none"/>
    </style:style>
    <style:style style:name="Table3.A33" style:family="table-cell">
      <style:table-cell-properties fo:padding="0.097cm" fo:border="none"/>
    </style:style>
    <style:style style:name="Table3.B33" style:family="table-cell">
      <style:table-cell-properties fo:padding="0.097cm" fo:border="none"/>
    </style:style>
    <style:style style:name="Table3.A34" style:family="table-cell">
      <style:table-cell-properties fo:padding="0.097cm" fo:border="none"/>
    </style:style>
    <style:style style:name="Table3.B34" style:family="table-cell">
      <style:table-cell-properties fo:padding="0.097cm" fo:border="none"/>
    </style:style>
    <style:style style:name="Table3.A35" style:family="table-cell">
      <style:table-cell-properties fo:padding="0.097cm" fo:border="none"/>
    </style:style>
    <style:style style:name="Table3.B35" style:family="table-cell">
      <style:table-cell-properties fo:padding="0.097cm" fo:border="none"/>
    </style:style>
    <style:style style:name="Table3.A36" style:family="table-cell">
      <style:table-cell-properties fo:padding="0.097cm" fo:border="none"/>
    </style:style>
    <style:style style:name="Table3.B36" style:family="table-cell">
      <style:table-cell-properties fo:padding="0.097cm" fo:border="none"/>
    </style:style>
    <style:style style:name="Table3.A37" style:family="table-cell">
      <style:table-cell-properties fo:padding="0.097cm" fo:border="none"/>
    </style:style>
    <style:style style:name="Table3.B37" style:family="table-cell">
      <style:table-cell-properties fo:padding="0.097cm" fo:border="none"/>
    </style:style>
    <style:style style:name="Table3.A38" style:family="table-cell">
      <style:table-cell-properties fo:padding="0.097cm" fo:border="none"/>
    </style:style>
    <style:style style:name="Table3.B38" style:family="table-cell">
      <style:table-cell-properties fo:padding="0.097cm" fo:border="none"/>
    </style:style>
    <style:style style:name="Table3.A39" style:family="table-cell">
      <style:table-cell-properties fo:padding="0.097cm" fo:border="none"/>
    </style:style>
    <style:style style:name="Table3.B39" style:family="table-cell">
      <style:table-cell-properties fo:padding="0.097cm" fo:border="none"/>
    </style:style>
    <style:style style:name="Table3.A40" style:family="table-cell">
      <style:table-cell-properties fo:padding="0.097cm" fo:border="none"/>
    </style:style>
    <style:style style:name="Table3.B40" style:family="table-cell">
      <style:table-cell-properties fo:padding="0.097cm" fo:border="none"/>
    </style:style>
    <style:style style:name="Table3.A41" style:family="table-cell">
      <style:table-cell-properties fo:padding="0.097cm" fo:border="none"/>
    </style:style>
    <style:style style:name="Table3.B41" style:family="table-cell">
      <style:table-cell-properties fo:padding="0.097cm" fo:border="none"/>
    </style:style>
    <style:style style:name="Table3.A42" style:family="table-cell">
      <style:table-cell-properties fo:padding="0.097cm" fo:border-left="none" fo:border-right="none" fo:border-top="none" fo:border-bottom="1.5pt solid #000000"/>
    </style:style>
    <style:style style:name="Table3.B42" style:family="table-cell">
      <style:table-cell-properties fo:padding="0.097cm" fo:border-left="none" fo:border-right="none" fo:border-top="none" fo:border-bottom="1.5pt solid #000000"/>
    </style:style>
    <style:style style:name="Table4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13.716cm" style:rel-column-width="52874*"/>
    </style:style>
    <style:style style:name="Table4.B" style:family="table-column">
      <style:table-column-properties style:column-width="3.284cm" style:rel-column-width="12661*"/>
    </style:style>
    <style:style style:name="Table4.1" style:family="table-row">
      <style:table-row-properties fo:background-color="transparent" fo:keep-together="auto">
        <style:background-image/>
      </style:table-row-properties>
    </style:style>
    <style:style style:name="Table4.A1" style:family="table-cell">
      <style:table-cell-properties style:vertical-align="" fo:background-color="#dddddd" fo:padding="0.097cm" fo:border-left="none" fo:border-right="none" fo:border-top="1.5pt solid #000000" fo:border-bottom="1.5pt solid #000000" style:writing-mode="page">
        <style:background-image/>
      </style:table-cell-properties>
    </style:style>
    <style:style style:name="Table4.A2" style:family="table-cell">
      <style:table-cell-properties fo:padding="0.097cm" fo:border="none"/>
    </style:style>
    <style:style style:name="Table4.B2" style:family="table-cell">
      <style:table-cell-properties fo:padding="0.097cm" fo:border="none"/>
    </style:style>
    <style:style style:name="Table4.A3" style:family="table-cell">
      <style:table-cell-properties fo:padding="0.097cm" fo:border="none"/>
    </style:style>
    <style:style style:name="Table4.B3" style:family="table-cell">
      <style:table-cell-properties fo:padding="0.097cm" fo:border="none"/>
    </style:style>
    <style:style style:name="Table4.A4" style:family="table-cell">
      <style:table-cell-properties fo:padding="0.097cm" fo:border="none"/>
    </style:style>
    <style:style style:name="Table4.B4" style:family="table-cell">
      <style:table-cell-properties fo:padding="0.097cm" fo:border="none"/>
    </style:style>
    <style:style style:name="Table4.A5" style:family="table-cell">
      <style:table-cell-properties fo:padding="0.097cm" fo:border-left="none" fo:border-right="none" fo:border-top="none" fo:border-bottom="1.5pt solid #000000"/>
    </style:style>
    <style:style style:name="Table4.B5" style:family="table-cell">
      <style:table-cell-properties fo:padding="0.097cm" fo:border-left="none" fo:border-right="none" fo:border-top="none" fo:border-bottom="1.5pt solid #000000"/>
    </style:style>
    <style:style style:name="Table5" style:family="table">
      <style:table-properties style:width="17cm" table:align="margins" fo:background-color="transparent">
        <style:background-image/>
      </style:table-properties>
    </style:style>
    <style:style style:name="Table5.A" style:family="table-column">
      <style:table-column-properties style:column-width="13.716cm" style:rel-column-width="52874*"/>
    </style:style>
    <style:style style:name="Table5.B" style:family="table-column">
      <style:table-column-properties style:column-width="3.284cm" style:rel-column-width="12661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-left="none" fo:border-right="none" fo:border-top="1.5pt solid #000000" fo:border-bottom="1.5pt solid #000000">
        <style:background-image/>
      </style:table-cell-properties>
    </style:style>
    <style:style style:name="Table5.A2" style:family="table-cell">
      <style:table-cell-properties fo:padding="0.097cm" fo:border="none"/>
    </style:style>
    <style:style style:name="Table5.B2" style:family="table-cell">
      <style:table-cell-properties fo:padding="0.097cm" fo:border="none"/>
    </style:style>
    <style:style style:name="Table5.A3" style:family="table-cell">
      <style:table-cell-properties fo:padding="0.097cm" fo:border="none"/>
    </style:style>
    <style:style style:name="Table5.B3" style:family="table-cell">
      <style:table-cell-properties fo:padding="0.097cm" fo:border="none"/>
    </style:style>
    <style:style style:name="Table5.A4" style:family="table-cell">
      <style:table-cell-properties fo:padding="0.097cm" fo:border="none"/>
    </style:style>
    <style:style style:name="Table5.B4" style:family="table-cell">
      <style:table-cell-properties fo:padding="0.097cm" fo:border="none"/>
    </style:style>
    <style:style style:name="Table5.A5" style:family="table-cell">
      <style:table-cell-properties fo:padding="0.097cm" fo:border="none"/>
    </style:style>
    <style:style style:name="Table5.B5" style:family="table-cell">
      <style:table-cell-properties fo:padding="0.097cm" fo:border="none"/>
    </style:style>
    <style:style style:name="Table5.A6" style:family="table-cell">
      <style:table-cell-properties fo:padding="0.097cm" fo:border="none"/>
    </style:style>
    <style:style style:name="Table5.B6" style:family="table-cell">
      <style:table-cell-properties fo:padding="0.097cm" fo:border="none"/>
    </style:style>
    <style:style style:name="Table5.A7" style:family="table-cell">
      <style:table-cell-properties fo:padding="0.097cm" fo:border-left="none" fo:border-right="none" fo:border-top="none" fo:border-bottom="1.5pt solid #000000"/>
    </style:style>
    <style:style style:name="Table5.B7" style:family="table-cell">
      <style:table-cell-properties fo:padding="0.097cm" fo:border-left="none" fo:border-right="none" fo:border-top="none" fo:border-bottom="1.5pt solid #000000"/>
    </style:style>
    <style:style style:name="Table6" style:family="table">
      <style:table-properties style:width="17cm" table:align="margins" fo:background-color="transparent">
        <style:background-image/>
      </style:table-properties>
    </style:style>
    <style:style style:name="Table6.A" style:family="table-column">
      <style:table-column-properties style:column-width="13.795cm" style:rel-column-width="53180*"/>
    </style:style>
    <style:style style:name="Table6.B" style:family="table-column">
      <style:table-column-properties style:column-width="3.205cm" style:rel-column-width="12355*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dddddd" fo:padding="0.097cm" fo:border-left="none" fo:border-right="none" fo:border-top="1.5pt solid #000000" fo:border-bottom="1.5pt solid #000000">
        <style:background-image/>
      </style:table-cell-properties>
    </style:style>
    <style:style style:name="Table6.A2" style:family="table-cell">
      <style:table-cell-properties fo:padding="0.097cm" fo:border="none"/>
    </style:style>
    <style:style style:name="Table6.B2" style:family="table-cell">
      <style:table-cell-properties fo:padding="0.097cm" fo:border="none"/>
    </style:style>
    <style:style style:name="Table6.A3" style:family="table-cell">
      <style:table-cell-properties fo:padding="0.097cm" fo:border-left="none" fo:border-right="none" fo:border-top="none" fo:border-bottom="1.5pt solid #000000"/>
    </style:style>
    <style:style style:name="Table6.B3" style:family="table-cell">
      <style:table-cell-properties fo:padding="0.097cm" fo:border-left="none" fo:border-right="none" fo:border-top="none" fo:border-bottom="1.5pt solid #000000"/>
    </style:style>
    <style:style style:name="Table7" style:family="table">
      <style:table-properties style:width="17cm" table:align="margins" fo:background-color="transparent">
        <style:background-image/>
      </style:table-properties>
    </style:style>
    <style:style style:name="Table7.A" style:family="table-column">
      <style:table-column-properties style:column-width="13.795cm" style:rel-column-width="53180*"/>
    </style:style>
    <style:style style:name="Table7.B" style:family="table-column">
      <style:table-column-properties style:column-width="3.205cm" style:rel-column-width="12355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dddddd" fo:padding="0.097cm" fo:border-left="none" fo:border-right="none" fo:border-top="1.5pt solid #000000" fo:border-bottom="1.5pt solid #000000">
        <style:background-image/>
      </style:table-cell-properties>
    </style:style>
    <style:style style:name="Table7.A2" style:family="table-cell">
      <style:table-cell-properties fo:padding="0.097cm" fo:border="none"/>
    </style:style>
    <style:style style:name="Table7.B2" style:family="table-cell">
      <style:table-cell-properties fo:padding="0.097cm" fo:border="none"/>
    </style:style>
    <style:style style:name="Table7.A3" style:family="table-cell">
      <style:table-cell-properties fo:padding="0.097cm" fo:border="none"/>
    </style:style>
    <style:style style:name="Table7.B3" style:family="table-cell">
      <style:table-cell-properties fo:padding="0.097cm" fo:border="none"/>
    </style:style>
    <style:style style:name="Table7.A4" style:family="table-cell">
      <style:table-cell-properties fo:padding="0.097cm" fo:border="none"/>
    </style:style>
    <style:style style:name="Table7.B4" style:family="table-cell">
      <style:table-cell-properties fo:padding="0.097cm" fo:border="none"/>
    </style:style>
    <style:style style:name="Table7.A5" style:family="table-cell">
      <style:table-cell-properties fo:padding="0.097cm" fo:border-left="none" fo:border-right="none" fo:border-top="none" fo:border-bottom="1.5pt solid #000000"/>
    </style:style>
    <style:style style:name="Table7.B5" style:family="table-cell">
      <style:table-cell-properties fo:padding="0.097cm" fo:border-left="none" fo:border-right="none" fo:border-top="none" fo:border-bottom="1.5pt solid #000000"/>
    </style:style>
    <style:style style:name="Table8" style:family="table">
      <style:table-properties style:width="17cm" table:align="margins" fo:background-color="transparent">
        <style:background-image/>
      </style:table-properties>
    </style:style>
    <style:style style:name="Table8.A" style:family="table-column">
      <style:table-column-properties style:column-width="13.795cm" style:rel-column-width="53180*"/>
    </style:style>
    <style:style style:name="Table8.B" style:family="table-column">
      <style:table-column-properties style:column-width="3.205cm" style:rel-column-width="12355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#dddddd" fo:padding="0.097cm" fo:border-left="none" fo:border-right="none" fo:border-top="1.5pt solid #000000" fo:border-bottom="1.5pt solid #000000">
        <style:background-image/>
      </style:table-cell-properties>
    </style:style>
    <style:style style:name="Table8.A2" style:family="table-cell">
      <style:table-cell-properties fo:padding="0.097cm" fo:border="none"/>
    </style:style>
    <style:style style:name="Table8.B2" style:family="table-cell">
      <style:table-cell-properties fo:padding="0.097cm" fo:border="none"/>
    </style:style>
    <style:style style:name="Table8.A3" style:family="table-cell">
      <style:table-cell-properties fo:padding="0.097cm" fo:border="none"/>
    </style:style>
    <style:style style:name="Table8.B3" style:family="table-cell">
      <style:table-cell-properties fo:padding="0.097cm" fo:border="none"/>
    </style:style>
    <style:style style:name="Table8.A4" style:family="table-cell">
      <style:table-cell-properties fo:padding="0.097cm" fo:border="none"/>
    </style:style>
    <style:style style:name="Table8.B4" style:family="table-cell">
      <style:table-cell-properties fo:padding="0.097cm" fo:border="none"/>
    </style:style>
    <style:style style:name="Table8.A5" style:family="table-cell">
      <style:table-cell-properties fo:padding="0.097cm" fo:border="none"/>
    </style:style>
    <style:style style:name="Table8.B5" style:family="table-cell">
      <style:table-cell-properties fo:padding="0.097cm" fo:border="none"/>
    </style:style>
    <style:style style:name="Table8.A6" style:family="table-cell">
      <style:table-cell-properties fo:padding="0.097cm" fo:border="none"/>
    </style:style>
    <style:style style:name="Table8.B6" style:family="table-cell">
      <style:table-cell-properties fo:padding="0.097cm" fo:border="none"/>
    </style:style>
    <style:style style:name="Table8.A7" style:family="table-cell">
      <style:table-cell-properties fo:padding="0.097cm" fo:border="none"/>
    </style:style>
    <style:style style:name="Table8.B7" style:family="table-cell">
      <style:table-cell-properties fo:padding="0.097cm" fo:border="none"/>
    </style:style>
    <style:style style:name="Table8.A8" style:family="table-cell">
      <style:table-cell-properties fo:padding="0.097cm" fo:border="none"/>
    </style:style>
    <style:style style:name="Table8.B8" style:family="table-cell">
      <style:table-cell-properties fo:padding="0.097cm" fo:border="none"/>
    </style:style>
    <style:style style:name="Table8.A9" style:family="table-cell">
      <style:table-cell-properties fo:padding="0.097cm" fo:border="none"/>
    </style:style>
    <style:style style:name="Table8.B9" style:family="table-cell">
      <style:table-cell-properties fo:padding="0.097cm" fo:border="none"/>
    </style:style>
    <style:style style:name="Table8.A10" style:family="table-cell">
      <style:table-cell-properties fo:padding="0.097cm" fo:border="none"/>
    </style:style>
    <style:style style:name="Table8.B10" style:family="table-cell">
      <style:table-cell-properties fo:padding="0.097cm" fo:border="none"/>
    </style:style>
    <style:style style:name="Table8.A11" style:family="table-cell">
      <style:table-cell-properties fo:padding="0.097cm" fo:border="none"/>
    </style:style>
    <style:style style:name="Table8.B11" style:family="table-cell">
      <style:table-cell-properties fo:padding="0.097cm" fo:border="none"/>
    </style:style>
    <style:style style:name="Table8.A12" style:family="table-cell">
      <style:table-cell-properties fo:padding="0.097cm" fo:border="none"/>
    </style:style>
    <style:style style:name="Table8.B12" style:family="table-cell">
      <style:table-cell-properties fo:padding="0.097cm" fo:border="none"/>
    </style:style>
    <style:style style:name="Table8.A13" style:family="table-cell">
      <style:table-cell-properties fo:padding="0.097cm" fo:border="none"/>
    </style:style>
    <style:style style:name="Table8.B13" style:family="table-cell">
      <style:table-cell-properties fo:padding="0.097cm" fo:border="none"/>
    </style:style>
    <style:style style:name="Table8.A14" style:family="table-cell">
      <style:table-cell-properties fo:padding="0.097cm" fo:border-left="none" fo:border-right="none" fo:border-top="none" fo:border-bottom="1.5pt solid #000000"/>
    </style:style>
    <style:style style:name="Table8.B14" style:family="table-cell">
      <style:table-cell-properties fo:padding="0.097cm" fo:border-left="none" fo:border-right="none" fo:border-top="none" fo:border-bottom="1.5pt solid #000000"/>
    </style:style>
    <style:style style:name="Table9" style:family="table">
      <style:table-properties style:width="17cm" table:align="margins" fo:background-color="transparent">
        <style:background-image/>
      </style:table-properties>
    </style:style>
    <style:style style:name="Table9.A" style:family="table-column">
      <style:table-column-properties style:column-width="13.795cm" style:rel-column-width="53180*"/>
    </style:style>
    <style:style style:name="Table9.B" style:family="table-column">
      <style:table-column-properties style:column-width="3.205cm" style:rel-column-width="12355*"/>
    </style:style>
    <style:style style:name="Table9.1" style:family="table-row">
      <style:table-row-properties fo:background-color="transparent">
        <style:background-image/>
      </style:table-row-properties>
    </style:style>
    <style:style style:name="Table9.A1" style:family="table-cell">
      <style:table-cell-properties fo:background-color="#dddddd" fo:padding="0.097cm" fo:border-left="none" fo:border-right="none" fo:border-top="1.5pt solid #000000" fo:border-bottom="1.5pt solid #000000">
        <style:background-image/>
      </style:table-cell-properties>
    </style:style>
    <style:style style:name="Table9.A2" style:family="table-cell">
      <style:table-cell-properties fo:padding="0.097cm" fo:border="none"/>
    </style:style>
    <style:style style:name="Table9.B2" style:family="table-cell">
      <style:table-cell-properties fo:padding="0.097cm" fo:border="none"/>
    </style:style>
    <style:style style:name="Table9.A3" style:family="table-cell">
      <style:table-cell-properties fo:padding="0.097cm" fo:border="none"/>
    </style:style>
    <style:style style:name="Table9.B3" style:family="table-cell">
      <style:table-cell-properties fo:padding="0.097cm" fo:border="none"/>
    </style:style>
    <style:style style:name="Table9.A4" style:family="table-cell">
      <style:table-cell-properties fo:padding="0.097cm" fo:border="none"/>
    </style:style>
    <style:style style:name="Table9.B4" style:family="table-cell">
      <style:table-cell-properties fo:padding="0.097cm" fo:border="none"/>
    </style:style>
    <style:style style:name="Table9.A5" style:family="table-cell">
      <style:table-cell-properties fo:padding="0.097cm" fo:border="none"/>
    </style:style>
    <style:style style:name="Table9.B5" style:family="table-cell">
      <style:table-cell-properties fo:padding="0.097cm" fo:border="none"/>
    </style:style>
    <style:style style:name="Table9.A6" style:family="table-cell">
      <style:table-cell-properties fo:padding="0.097cm" fo:border="none"/>
    </style:style>
    <style:style style:name="Table9.B6" style:family="table-cell">
      <style:table-cell-properties fo:padding="0.097cm" fo:border="none"/>
    </style:style>
    <style:style style:name="Table9.A7" style:family="table-cell">
      <style:table-cell-properties fo:padding="0.097cm" fo:border="none"/>
    </style:style>
    <style:style style:name="Table9.B7" style:family="table-cell">
      <style:table-cell-properties fo:padding="0.097cm" fo:border="none"/>
    </style:style>
    <style:style style:name="Table9.A8" style:family="table-cell">
      <style:table-cell-properties fo:padding="0.097cm" fo:border="none"/>
    </style:style>
    <style:style style:name="Table9.B8" style:family="table-cell">
      <style:table-cell-properties fo:padding="0.097cm" fo:border="none"/>
    </style:style>
    <style:style style:name="Table9.A9" style:family="table-cell">
      <style:table-cell-properties fo:padding="0.097cm" fo:border="none"/>
    </style:style>
    <style:style style:name="Table9.B9" style:family="table-cell">
      <style:table-cell-properties fo:padding="0.097cm" fo:border="none"/>
    </style:style>
    <style:style style:name="Table9.A10" style:family="table-cell">
      <style:table-cell-properties fo:padding="0.097cm" fo:border="none"/>
    </style:style>
    <style:style style:name="Table9.B10" style:family="table-cell">
      <style:table-cell-properties fo:padding="0.097cm" fo:border="none"/>
    </style:style>
    <style:style style:name="Table9.A11" style:family="table-cell">
      <style:table-cell-properties fo:padding="0.097cm" fo:border="none"/>
    </style:style>
    <style:style style:name="Table9.B11" style:family="table-cell">
      <style:table-cell-properties fo:padding="0.097cm" fo:border="none"/>
    </style:style>
    <style:style style:name="Table9.A12" style:family="table-cell">
      <style:table-cell-properties fo:padding="0.097cm" fo:border="none"/>
    </style:style>
    <style:style style:name="Table9.B12" style:family="table-cell">
      <style:table-cell-properties fo:padding="0.097cm" fo:border="none"/>
    </style:style>
    <style:style style:name="Table9.A13" style:family="table-cell">
      <style:table-cell-properties fo:padding="0.097cm" fo:border="none"/>
    </style:style>
    <style:style style:name="Table9.B13" style:family="table-cell">
      <style:table-cell-properties fo:padding="0.097cm" fo:border="none"/>
    </style:style>
    <style:style style:name="Table9.A14" style:family="table-cell">
      <style:table-cell-properties fo:padding="0.097cm" fo:border="none"/>
    </style:style>
    <style:style style:name="Table9.B14" style:family="table-cell">
      <style:table-cell-properties fo:padding="0.097cm" fo:border="none"/>
    </style:style>
    <style:style style:name="Table9.A15" style:family="table-cell">
      <style:table-cell-properties fo:padding="0.097cm" fo:border="none"/>
    </style:style>
    <style:style style:name="Table9.B15" style:family="table-cell">
      <style:table-cell-properties fo:padding="0.097cm" fo:border="none"/>
    </style:style>
    <style:style style:name="Table9.A16" style:family="table-cell">
      <style:table-cell-properties fo:padding="0.097cm" fo:border="none"/>
    </style:style>
    <style:style style:name="Table9.B16" style:family="table-cell">
      <style:table-cell-properties fo:padding="0.097cm" fo:border="none"/>
    </style:style>
    <style:style style:name="Table9.A17" style:family="table-cell">
      <style:table-cell-properties fo:padding="0.097cm" fo:border="none"/>
    </style:style>
    <style:style style:name="Table9.B17" style:family="table-cell">
      <style:table-cell-properties fo:padding="0.097cm" fo:border="none"/>
    </style:style>
    <style:style style:name="Table9.A18" style:family="table-cell">
      <style:table-cell-properties fo:padding="0.097cm" fo:border="none"/>
    </style:style>
    <style:style style:name="Table9.B18" style:family="table-cell">
      <style:table-cell-properties fo:padding="0.097cm" fo:border="none"/>
    </style:style>
    <style:style style:name="Table9.A19" style:family="table-cell">
      <style:table-cell-properties fo:padding="0.097cm" fo:border="none"/>
    </style:style>
    <style:style style:name="Table9.B19" style:family="table-cell">
      <style:table-cell-properties fo:padding="0.097cm" fo:border="none"/>
    </style:style>
    <style:style style:name="Table9.A20" style:family="table-cell">
      <style:table-cell-properties fo:padding="0.097cm" fo:border="none"/>
    </style:style>
    <style:style style:name="Table9.B20" style:family="table-cell">
      <style:table-cell-properties fo:padding="0.097cm" fo:border="none"/>
    </style:style>
    <style:style style:name="Table9.A21" style:family="table-cell">
      <style:table-cell-properties fo:padding="0.097cm" fo:border="none"/>
    </style:style>
    <style:style style:name="Table9.B21" style:family="table-cell">
      <style:table-cell-properties fo:padding="0.097cm" fo:border="none"/>
    </style:style>
    <style:style style:name="Table9.A22" style:family="table-cell">
      <style:table-cell-properties fo:padding="0.097cm" fo:border="none"/>
    </style:style>
    <style:style style:name="Table9.B22" style:family="table-cell">
      <style:table-cell-properties fo:padding="0.097cm" fo:border="none"/>
    </style:style>
    <style:style style:name="Table9.A23" style:family="table-cell">
      <style:table-cell-properties fo:padding="0.097cm" fo:border="none"/>
    </style:style>
    <style:style style:name="Table9.B23" style:family="table-cell">
      <style:table-cell-properties fo:padding="0.097cm" fo:border="none"/>
    </style:style>
    <style:style style:name="Table9.A24" style:family="table-cell">
      <style:table-cell-properties fo:padding="0.097cm" fo:border="none"/>
    </style:style>
    <style:style style:name="Table9.B24" style:family="table-cell">
      <style:table-cell-properties fo:padding="0.097cm" fo:border="none"/>
    </style:style>
    <style:style style:name="Table9.A25" style:family="table-cell">
      <style:table-cell-properties fo:padding="0.097cm" fo:border-left="none" fo:border-right="none" fo:border-top="none" fo:border-bottom="1.5pt solid #000000"/>
    </style:style>
    <style:style style:name="Table9.B25" style:family="table-cell">
      <style:table-cell-properties fo:padding="0.097cm" fo:border-left="none" fo:border-right="none" fo:border-top="none" fo:border-bottom="1.5pt solid #000000"/>
    </style:style>
    <style:style style:name="Table10" style:family="table">
      <style:table-properties style:width="17cm" table:align="margins" fo:background-color="transparent">
        <style:background-image/>
      </style:table-properties>
    </style:style>
    <style:style style:name="Table10.A" style:family="table-column">
      <style:table-column-properties style:column-width="13.795cm" style:rel-column-width="53180*"/>
    </style:style>
    <style:style style:name="Table10.B" style:family="table-column">
      <style:table-column-properties style:column-width="3.205cm" style:rel-column-width="12355*"/>
    </style:style>
    <style:style style:name="Table10.1" style:family="table-row">
      <style:table-row-properties fo:background-color="transparent">
        <style:background-image/>
      </style:table-row-properties>
    </style:style>
    <style:style style:name="Table10.A1" style:family="table-cell">
      <style:table-cell-properties fo:background-color="#dddddd" fo:padding="0.097cm" fo:border-left="none" fo:border-right="none" fo:border-top="1.5pt solid #000000" fo:border-bottom="1.5pt solid #000000">
        <style:background-image/>
      </style:table-cell-properties>
    </style:style>
    <style:style style:name="Table10.A2" style:family="table-cell">
      <style:table-cell-properties fo:padding="0.097cm" fo:border="none"/>
    </style:style>
    <style:style style:name="Table10.B2" style:family="table-cell">
      <style:table-cell-properties fo:padding="0.097cm" fo:border="none"/>
    </style:style>
    <style:style style:name="Table10.A3" style:family="table-cell">
      <style:table-cell-properties fo:padding="0.097cm" fo:border="none"/>
    </style:style>
    <style:style style:name="Table10.B3" style:family="table-cell">
      <style:table-cell-properties fo:padding="0.097cm" fo:border="none"/>
    </style:style>
    <style:style style:name="Table10.A4" style:family="table-cell">
      <style:table-cell-properties fo:padding="0.097cm" fo:border="none"/>
    </style:style>
    <style:style style:name="Table10.B4" style:family="table-cell">
      <style:table-cell-properties fo:padding="0.097cm" fo:border="none"/>
    </style:style>
    <style:style style:name="Table10.A5" style:family="table-cell">
      <style:table-cell-properties fo:padding="0.097cm" fo:border="none"/>
    </style:style>
    <style:style style:name="Table10.B5" style:family="table-cell">
      <style:table-cell-properties fo:padding="0.097cm" fo:border="none"/>
    </style:style>
    <style:style style:name="Table10.A6" style:family="table-cell">
      <style:table-cell-properties fo:padding="0.097cm" fo:border="none"/>
    </style:style>
    <style:style style:name="Table10.B6" style:family="table-cell">
      <style:table-cell-properties fo:padding="0.097cm" fo:border="none"/>
    </style:style>
    <style:style style:name="Table10.A7" style:family="table-cell">
      <style:table-cell-properties fo:padding="0.097cm" fo:border="none"/>
    </style:style>
    <style:style style:name="Table10.B7" style:family="table-cell">
      <style:table-cell-properties fo:padding="0.097cm" fo:border="none"/>
    </style:style>
    <style:style style:name="Table10.A8" style:family="table-cell">
      <style:table-cell-properties fo:padding="0.097cm" fo:border="none"/>
    </style:style>
    <style:style style:name="Table10.B8" style:family="table-cell">
      <style:table-cell-properties fo:padding="0.097cm" fo:border="none"/>
    </style:style>
    <style:style style:name="Table10.A9" style:family="table-cell">
      <style:table-cell-properties fo:padding="0.097cm" fo:border="none"/>
    </style:style>
    <style:style style:name="Table10.B9" style:family="table-cell">
      <style:table-cell-properties fo:padding="0.097cm" fo:border="none"/>
    </style:style>
    <style:style style:name="Table10.A10" style:family="table-cell">
      <style:table-cell-properties fo:padding="0.097cm" fo:border="none"/>
    </style:style>
    <style:style style:name="Table10.B10" style:family="table-cell">
      <style:table-cell-properties fo:padding="0.097cm" fo:border="none"/>
    </style:style>
    <style:style style:name="Table10.A11" style:family="table-cell">
      <style:table-cell-properties fo:padding="0.097cm" fo:border="none"/>
    </style:style>
    <style:style style:name="Table10.B11" style:family="table-cell">
      <style:table-cell-properties fo:padding="0.097cm" fo:border="none"/>
    </style:style>
    <style:style style:name="Table10.A12" style:family="table-cell">
      <style:table-cell-properties fo:padding="0.097cm" fo:border="none"/>
    </style:style>
    <style:style style:name="Table10.B12" style:family="table-cell">
      <style:table-cell-properties fo:padding="0.097cm" fo:border="none"/>
    </style:style>
    <style:style style:name="Table10.A13" style:family="table-cell">
      <style:table-cell-properties fo:padding="0.097cm" fo:border="none"/>
    </style:style>
    <style:style style:name="Table10.B13" style:family="table-cell">
      <style:table-cell-properties fo:padding="0.097cm" fo:border="none"/>
    </style:style>
    <style:style style:name="Table10.A14" style:family="table-cell">
      <style:table-cell-properties fo:padding="0.097cm" fo:border-left="none" fo:border-right="none" fo:border-top="none" fo:border-bottom="1.5pt solid #000000"/>
    </style:style>
    <style:style style:name="Table10.B14" style:family="table-cell">
      <style:table-cell-properties fo:padding="0.097cm" fo:border-left="none" fo:border-right="none" fo:border-top="none" fo:border-bottom="1.5pt solid #000000"/>
    </style:style>
    <style:style style:name="P1" style:family="paragraph" style:parent-style-name="Text_20_body">
      <style:text-properties officeooo:rsid="001fc246" officeooo:paragraph-rsid="001fc246"/>
    </style:style>
    <style:style style:name="P2" style:family="paragraph" style:parent-style-name="Standard">
      <style:paragraph-properties fo:text-align="start" style:justify-single-word="false"/>
      <style:text-properties style:font-name="JetBrains Mono" fo:font-size="10pt" officeooo:rsid="001fc246" officeooo:paragraph-rsid="001fc246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JetBrains Mono" fo:font-size="10pt" fo:font-weight="normal" officeooo:paragraph-rsid="001fc246" fo:background-color="#ffffff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JetBrains Mono" fo:font-size="10pt" fo:font-weight="normal" officeooo:rsid="001fc246" officeooo:paragraph-rsid="001fc246" fo:background-color="#ffffff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JetBrains Mono" fo:font-size="10pt" officeooo:paragraph-rsid="001fc246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Liberation Sans" officeooo:rsid="001fc246" officeooo:paragraph-rsid="001fc246"/>
    </style:style>
    <style:style style:name="P7" style:family="paragraph" style:parent-style-name="Text_20_body">
      <style:paragraph-properties fo:text-align="start" style:justify-single-word="false"/>
      <style:text-properties style:font-name="Liberation Sans" officeooo:rsid="001fc246" officeooo:paragraph-rsid="001fc246"/>
    </style:style>
    <style:style style:name="P8" style:family="paragraph" style:parent-style-name="Table_20_Contents">
      <style:paragraph-properties fo:text-align="start" style:justify-single-word="false"/>
      <style:text-properties style:font-name="Liberation Sans" fo:font-weight="bold" officeooo:rsid="001fc246" officeooo:paragraph-rsid="001fc246" style:font-weight-asian="bold" style:font-weight-complex="bold"/>
    </style:style>
    <style:style style:name="P9" style:family="paragraph" style:parent-style-name="Text_20_body">
      <style:text-properties style:font-name="Liberation Sans" fo:font-weight="bold" officeooo:rsid="001fc246" officeooo:paragraph-rsid="001fc246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Liberation Sans" fo:font-size="12pt" officeooo:rsid="001fc246" officeooo:paragraph-rsid="001fc246" style:font-size-asian="12pt" style:font-size-complex="12pt"/>
    </style:style>
    <style:style style:name="P11" style:family="paragraph" style:parent-style-name="Text_20_body">
      <style:text-properties officeooo:paragraph-rsid="001fc246"/>
    </style:style>
    <style:style style:name="P12" style:family="paragraph" style:parent-style-name="Text_20_body">
      <style:text-properties fo:font-weight="bold" officeooo:rsid="001fc246" officeooo:paragraph-rsid="001fc246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ff" loext:opacity="100%" style:font-name="JetBrains Mono" fo:font-size="10pt" fo:font-weight="normal" officeooo:rsid="001fc246" officeooo:paragraph-rsid="001fc246" fo:background-color="#ffffff" style:font-size-asian="10pt" style:font-weight-asian="normal" style:font-size-complex="10pt" style:font-weight-complex="normal"/>
    </style:style>
    <style:style style:name="P14" style:family="paragraph" style:parent-style-name="Heading_20_2">
      <style:text-properties officeooo:rsid="001fc246" officeooo:paragraph-rsid="001fc246"/>
    </style:style>
    <style:style style:name="P15" style:family="paragraph" style:parent-style-name="Text_20_body" style:list-style-name="L1"/>
    <style:style style:name="P16" style:family="paragraph" style:parent-style-name="Text_20_body" style:list-style-name="L1">
      <style:paragraph-properties fo:text-align="start" style:justify-single-word="false"/>
      <style:text-properties style:font-name="Liberation Sans" officeooo:rsid="001fc246" officeooo:paragraph-rsid="001fc246"/>
    </style:style>
    <style:style style:name="T1" style:family="text">
      <style:text-properties officeooo:rsid="001fc246"/>
    </style:style>
    <style:style style:name="T2" style:family="text">
      <style:text-properties fo:color="#0000ff" loext:opacity="100%" fo:font-weight="normal" fo:background-color="#ffffff" loext:char-shading-value="0"/>
    </style:style>
    <style:style style:name="T3" style:family="text">
      <style:text-properties fo:color="#000000" loext:opacity="100%" fo:font-weight="normal" fo:background-color="#ffffff" loext:char-shading-value="0"/>
    </style:style>
    <style:style style:name="T4" style:family="text">
      <style:text-properties fo:color="#795e26" loext:opacity="100%"/>
    </style:style>
    <style:style style:name="T5" style:family="text">
      <style:text-properties fo:color="#795e26" loext:opacity="100%" fo:font-weight="normal" fo:background-color="#ffffff" loext:char-shading-value="0"/>
    </style:style>
    <style:style style:name="T6" style:family="text">
      <style:text-properties fo:color="#795e26" loext:opacity="100%" fo:font-weight="normal" officeooo:rsid="001fc246" fo:background-color="#ffffff" loext:char-shading-value="0"/>
    </style:style>
    <style:style style:name="T7" style:family="text">
      <style:text-properties fo:color="#001080" loext:opacity="100%"/>
    </style:style>
    <style:style style:name="T8" style:family="text">
      <style:text-properties fo:color="#001080" loext:opacity="100%" fo:font-weight="normal" fo:background-color="#ffffff" loext:char-shading-value="0"/>
    </style:style>
    <style:style style:name="T9" style:family="text">
      <style:text-properties fo:color="#001080" loext:opacity="100%" fo:font-weight="normal" officeooo:rsid="001fc246" fo:background-color="#ffffff" loext:char-shading-value="0"/>
    </style:style>
    <style:style style:name="T10" style:family="text">
      <style:text-properties fo:color="#267f99" loext:opacity="100%"/>
    </style:style>
    <style:style style:name="T11" style:family="text">
      <style:text-properties fo:color="#267f99" loext:opacity="100%" fo:font-weight="normal" fo:background-color="#ffffff" loext:char-shading-value="0"/>
    </style:style>
    <style:style style:name="T12" style:family="text">
      <style:text-properties fo:color="#267f99" loext:opacity="100%" fo:font-weight="normal" officeooo:rsid="001fc246" fo:background-color="#ffffff" loext:char-shading-value="0"/>
    </style:style>
    <style:style style:name="T13" style:family="text">
      <style:text-properties fo:font-weight="normal" officeooo:rsid="001fc246" fo:background-color="#ffffff" loext:char-shading-value="0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rbeitsübersich<text:span text:style-name="T1">t Softwareprojekt - Ecosimulator</text:span></text:h>
      <text:h text:style-name="Heading_20_3" text:outline-level="3">Gruppenmitglieder</text:h>
      <text:list xml:id="list1033139442" text:style-name="L1">
        <text:list-item>
          <text:p text:style-name="P15">Imogen Mason</text:p>
        </text:list-item>
        <text:list-item>
          <text:p text:style-name="P16">Stefan Warm</text:p>
        </text:list-item>
      </text:list>
      <text:p text:style-name="P7"/>
      <text:h text:style-name="P14" text:outline-level="2">Liste der arbeitsteiligen Zuordnungen</text:h>
      <text:p text:style-name="P1">Alle Packete/Datein befinden sich im Verzeichnis <text:s/>./EcoSim/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Pakets <text:span text:style-name="T14">cats</text:span></text:p>
          </table:table-cell>
          <table:table-cell table:style-name="Table1.A1" office:value-type="string">
            <text:p text:style-name="P8">bearbeitet von</text:p>
          </table:table-cell>
        </table:table-row>
        <table:table-row table:style-name="TableLine94049263397216">
          <table:table-cell table:style-name="Table1.A2" office:value-type="string">
            <text:p text:style-name="P5"><text:span text:style-name="T6">ToAnimals</text:span><text:span text:style-name="T13">(</text:span><text:span text:style-name="T9">cats</text:span><text:span text:style-name="T13"> *[]</text:span><text:span text:style-name="T12">Cat</text:span><text:span text:style-name="T13">) *[]</text:span><text:span text:style-name="T12">entity</text:span><text:span text:style-name="T13">.</text:span><text:span text:style-name="T12">Animal</text:span></text:p>
          </table:table-cell>
          <table:table-cell table:style-name="Table1.B2" office:value-type="string">
            <text:p text:style-name="P6">Stefan</text:p>
          </table:table-cell>
        </table:table-row>
        <table:table-row table:style-name="TableLine94049263398576">
          <table:table-cell table:style-name="Table1.A3" office:value-type="string">
            <text:p text:style-name="P3"><text:span text:style-name="T4">New</text:span>(<text:span text:style-name="T7">w</text:span> *<text:span text:style-name="T10">world</text:span>.<text:span text:style-name="T10">World</text:span>) *<text:span text:style-name="T10">data</text:span></text:p>
          </table:table-cell>
          <table:table-cell table:style-name="Table1.B3" office:value-type="string">
            <text:p text:style-name="P6">Stefan</text:p>
          </table:table-cell>
        </table:table-row>
        <table:table-row table:style-name="TableLine94049263399952">
          <table:table-cell table:style-name="Table1.A4" office:value-type="string">
            <text:p text:style-name="P3">(<text:span text:style-name="T7">a </text:span>*<text:span text:style-name="T10">data</text:span>) <text:span text:style-name="T4">Update</text:span>(<text:span text:style-name="T7">others</text:span> *[]<text:span text:style-name="T10">Cat</text:span>, <text:span text:style-name="T7">preys1</text:span> *[]<text:span text:style-name="T10">rabbits</text:span>.<text:span text:style-name="T10">Rabbit</text:span>, <text:span text:style-name="T7">preys2</text:span> *[]<text:span text:style-name="T10">grass</text:span>.<text:span text:style-name="T10">Grass</text:span>) (<text:span text:style-name="T7">offSpring</text:span> *<text:span text:style-name="T10">data</text:span>)</text:p>
          </table:table-cell>
          <table:table-cell table:style-name="Table1.B4" office:value-type="string">
            <text:p text:style-name="P6">Stefan</text:p>
          </table:table-cell>
        </table:table-row>
        <table:table-row table:style-name="TableLine94049263401424">
          <table:table-cell table:style-name="Table1.A5" office:value-type="string">
            <text:p text:style-name="P3">(<text:span text:style-name="T7">a </text:span>*<text:span text:style-name="T10">data</text:span>) <text:span text:style-name="T4">GetOffspring</text:span>() *<text:span text:style-name="T10">data</text:span></text:p>
          </table:table-cell>
          <table:table-cell table:style-name="Table1.B5" office:value-type="string">
            <text:p text:style-name="P6">Stefan</text:p>
          </table:table-cell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>Pakets <text:span text:style-name="T14">config</text:span></text:p>
          </table:table-cell>
          <table:table-cell table:style-name="Table2.A1" office:value-type="string">
            <text:p text:style-name="P8">bearbeitet von</text:p>
          </table:table-cell>
        </table:table-row>
        <table:table-row table:style-name="TableLine94049263406800">
          <table:table-cell table:style-name="Table2.A2" office:value-type="string">
            <text:p text:style-name="P13">const</text:p>
          </table:table-cell>
          <table:table-cell table:style-name="Table2.B2" office:value-type="string">
            <text:p text:style-name="P6">Stefan</text:p>
          </table:table-cell>
        </table:table-row>
      </table:table>
      <text:p text:style-name="Text_20_body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"><text:span text:style-name="T15">Pakets</text:span> entity</text:p>
          </table:table-cell>
          <table:table-cell table:style-name="Table3.A1" office:value-type="string">
            <text:p text:style-name="P8">bearbeitet von</text:p>
          </table:table-cell>
        </table:table-row>
        <table:table-row table:style-name="TableLine94049263541552">
          <table:table-cell table:style-name="Table3.A2" office:value-type="string">
            <text:p text:style-name="P2"><text:span text:style-name="T5">init</text:span><text:span text:style-name="T3">()</text:span></text:p>
          </table:table-cell>
          <table:table-cell table:style-name="Table3.B41" office:value-type="string">
            <text:p text:style-name="P6">Imogen</text:p>
          </table:table-cell>
        </table:table-row>
        <table:table-row table:style-name="TableLine94049263542768">
          <table:table-cell table:style-name="Table3.A3" office:value-type="string">
            <text:p text:style-name="P2"><text:span text:style-name="T5">rand_ab</text:span><text:span text:style-name="T3">(</text:span><text:span text:style-name="T8">a</text:span><text:span text:style-name="T3">, </text:span><text:span text:style-name="T8">b</text:span><text:span text:style-name="T3"> </text:span><text:span text:style-name="T11">int</text:span><text:span text:style-name="T3">) </text:span><text:span text:style-name="T11">float64</text:span></text:p>
          </table:table-cell>
          <table:table-cell table:style-name="Table3.B41" office:value-type="string">
            <text:p text:style-name="P6">Stefan</text:p>
          </table:table-cell>
        </table:table-row>
        <table:table-row table:style-name="TableLine94049263543744">
          <table:table-cell table:style-name="Table3.A4" office:value-type="string">
            <text:p text:style-name="P2"><text:span text:style-name="T5">NewDrawable</text:span><text:span text:style-name="T3">(</text:span><text:span text:style-name="T8">w</text:span><text:span text:style-name="T3"> *</text:span><text:span text:style-name="T11">world</text:span><text:span text:style-name="T3">.</text:span><text:span text:style-name="T11">World</text:span><text:span text:style-name="T3">) </text:span><text:span text:style-name="T11">DrawableData</text:span></text:p>
          </table:table-cell>
          <table:table-cell table:style-name="Table3.B41" office:value-type="string">
            <text:p text:style-name="P6">Stefan</text:p>
          </table:table-cell>
        </table:table-row>
        <table:table-row table:style-name="TableLine94049263544720">
          <table:table-cell table:style-name="Table3.A5" office:value-type="string">
            <text:p text:style-name="P2"><text:span text:style-name="T8">(a </text:span><text:span text:style-name="T3">*</text:span><text:span text:style-name="T11">DrawableData</text:span><text:span text:style-name="T3">) </text:span><text:span text:style-name="T5">SetImageFromFile</text:span><text:span text:style-name="T3">(</text:span><text:span text:style-name="T8">file</text:span><text:span text:style-name="T3"> </text:span><text:span text:style-name="T11">string</text:span><text:span text:style-name="T3">, </text:span><text:span text:style-name="T8">size</text:span><text:span text:style-name="T3">, </text:span><text:span text:style-name="T8">x</text:span><text:span text:style-name="T3">, </text:span><text:span text:style-name="T8">y</text:span><text:span text:style-name="T3"> </text:span><text:span text:style-name="T11">int</text:span><text:span text:style-name="T3">) <text:s text:c="7"/></text:span></text:p>
          </table:table-cell>
          <table:table-cell table:style-name="Table3.B41" office:value-type="string">
            <text:p text:style-name="P6">Imogen</text:p>
          </table:table-cell>
        </table:table-row>
        <table:table-row table:style-name="TableLine94049263545696">
          <table:table-cell table:style-name="Table3.A6" office:value-type="string">
            <text:p text:style-name="P2"><text:span text:style-name="T3">(</text:span><text:span text:style-name="T8">a </text:span><text:span text:style-name="T3">*</text:span><text:span text:style-name="T11">DrawableData</text:span><text:span text:style-name="T3">) </text:span><text:span text:style-name="T5">makeAnimal</text:span><text:span text:style-name="T3">()</text:span></text:p>
          </table:table-cell>
          <table:table-cell table:style-name="Table3.B41" office:value-type="string">
            <text:p text:style-name="P6">Imogen</text:p>
          </table:table-cell>
        </table:table-row>
        <table:table-row table:style-name="TableLine94049263546672">
          <table:table-cell table:style-name="Table3.A7" office:value-type="string">
            <text:p text:style-name="P2"><text:span text:style-name="T3">(</text:span><text:span text:style-name="T8">a </text:span><text:span text:style-name="T3">*</text:span><text:span text:style-name="T11">DrawableData</text:span><text:span text:style-name="T3">) </text:span><text:span text:style-name="T5">SetColorRGB</text:span><text:span text:style-name="T3">(</text:span><text:span text:style-name="T8">r</text:span><text:span text:style-name="T3">, </text:span><text:span text:style-name="T8">g</text:span><text:span text:style-name="T3">, </text:span><text:span text:style-name="T8">b</text:span><text:span text:style-name="T3"> </text:span><text:span text:style-name="T11">uint8</text:span><text:span text:style-name="T3">)</text:span></text:p>
          </table:table-cell>
          <table:table-cell table:style-name="Table3.B41" office:value-type="string">
            <text:p text:style-name="P6">Stefan</text:p>
          </table:table-cell>
        </table:table-row>
        <table:table-row table:style-name="TableLine94049263547648">
          <table:table-cell table:style-name="Table3.A8" office:value-type="string">
            <text:p text:style-name="P2"><text:span text:style-name="T3">(</text:span><text:span text:style-name="T8">a </text:span><text:span text:style-name="T3">*</text:span><text:span text:style-name="T11">DrawableData</text:span><text:span text:style-name="T3">) </text:span><text:span text:style-name="T5">GetPosition</text:span><text:span text:style-name="T3">() </text:span><text:span text:style-name="T11">vec</text:span></text:p>
          </table:table-cell>
          <table:table-cell table:style-name="Table3.B41" office:value-type="string">
            <text:p text:style-name="P6">Stefan</text:p>
          </table:table-cell>
        </table:table-row>
        <table:table-row table:style-name="TableLine94049263548624">
          <table:table-cell table:style-name="Table3.A9" office:value-type="string">
            <text:p text:style-name="P2"><text:span text:style-name="T5">NewMoveable</text:span><text:span text:style-name="T3">(</text:span><text:span text:style-name="T8">w</text:span><text:span text:style-name="T3"> *</text:span><text:span text:style-name="T11">world</text:span><text:span text:style-name="T3">.</text:span><text:span text:style-name="T11">World</text:span><text:span text:style-name="T3">) </text:span><text:span text:style-name="T11">MoveableData</text:span></text:p>
          </table:table-cell>
          <table:table-cell table:style-name="Table3.B41" office:value-type="string">
            <text:p text:style-name="P6">Stefan</text:p>
          </table:table-cell>
        </table:table-row>
        <table:table-row table:style-name="TableLine94049263549600">
          <table:table-cell table:style-name="Table3.A10" office:value-type="string">
            <text:p text:style-name="P2"><text:span text:style-name="T3">(</text:span><text:span text:style-name="T8">a </text:span><text:span text:style-name="T3">*</text:span><text:span text:style-name="T11">MoveableData</text:span><text:span text:style-name="T3">) </text:span><text:span text:style-name="T5">randomStep</text:span><text:span text:style-name="T3">()</text:span></text:p>
          </table:table-cell>
          <table:table-cell table:style-name="Table3.B41" office:value-type="string">
            <text:p text:style-name="P6">Stefan</text:p>
          </table:table-cell>
        </table:table-row>
        <table:table-row table:style-name="TableLine94049263550576">
          <table:table-cell table:style-name="Table3.A11" office:value-type="string">
            <text:p text:style-name="P2"><text:span text:style-name="T5">NewHealth</text:span><text:span text:style-name="T3">() </text:span><text:span text:style-name="T11">HealthData</text:span></text:p>
          </table:table-cell>
          <table:table-cell table:style-name="Table3.B41" office:value-type="string">
            <text:p text:style-name="P6">Stefan</text:p>
          </table:table-cell>
        </table:table-row>
        <table:table-row table:style-name="TableLine94049263551552">
          <table:table-cell table:style-name="Table3.A12" office:value-type="string">
            <text:p text:style-name="P2"><text:span text:style-name="T3">(</text:span><text:span text:style-name="T8">a </text:span><text:span text:style-name="T3">*</text:span><text:span text:style-name="T11">HealthData</text:span><text:span text:style-name="T3">) </text:span><text:span text:style-name="T5">IsAlive</text:span><text:span text:style-name="T3">() </text:span><text:span text:style-name="T11">bool</text:span></text:p>
          </table:table-cell>
          <table:table-cell table:style-name="Table3.B41" office:value-type="string">
            <text:p text:style-name="P6">Stefan</text:p>
          </table:table-cell>
        </table:table-row>
        <table:table-row table:style-name="TableLine94049263552528">
          <table:table-cell table:style-name="Table3.A13" office:value-type="string">
            <text:p text:style-name="P2"><text:span text:style-name="T3">(</text:span><text:span text:style-name="T8">a </text:span><text:span text:style-name="T3">*</text:span><text:span text:style-name="T11">HealthData</text:span><text:span text:style-name="T3">) </text:span><text:span text:style-name="T5">SetLifeSpan</text:span><text:span text:style-name="T3">(</text:span><text:span text:style-name="T8">ls</text:span><text:span text:style-name="T3"> </text:span><text:span text:style-name="T11">int</text:span><text:span text:style-name="T3">)</text:span></text:p>
          </table:table-cell>
          <table:table-cell table:style-name="Table3.B41" office:value-type="string">
            <text:p text:style-name="P6">Stefan</text:p>
          </table:table-cell>
        </table:table-row>
        <table:table-row table:style-name="TableLine94049263553392">
          <table:table-cell table:style-name="Table3.A14" office:value-type="string">
            <text:p text:style-name="P2"><text:span text:style-name="T8">a </text:span><text:span text:style-name="T3">*</text:span><text:span text:style-name="T11">HealthData</text:span><text:span text:style-name="T3">) </text:span><text:span text:style-name="T5">SetHealthLoss</text:span><text:span text:style-name="T3">(</text:span><text:span text:style-name="T8">e</text:span><text:span text:style-name="T3"> </text:span><text:span text:style-name="T11">float64</text:span><text:span text:style-name="T3">)</text:span></text:p>
          </table:table-cell>
          <table:table-cell table:style-name="Table3.B41" office:value-type="string">
            <text:p text:style-name="P6">Stefan</text:p>
          </table:table-cell>
        </table:table-row>
        <table:table-row table:style-name="TableLine94049263554368">
          <table:table-cell table:style-name="Table3.A15" office:value-type="string">
            <text:p text:style-name="P2"><text:span text:style-name="T8">(a </text:span><text:span text:style-name="T3">*</text:span><text:span text:style-name="T11">HealthData</text:span><text:span text:style-name="T3">) </text:span><text:span text:style-name="T5">SetHealth</text:span><text:span text:style-name="T3">(</text:span><text:span text:style-name="T8">e</text:span><text:span text:style-name="T3"> </text:span><text:span text:style-name="T11">float64</text:span><text:span text:style-name="T3">)</text:span></text:p>
          </table:table-cell>
          <table:table-cell table:style-name="Table3.B41" office:value-type="string">
            <text:p text:style-name="P6">Stefan</text:p>
          </table:table-cell>
        </table:table-row>
        <text:soft-page-break/>
        <table:table-row table:style-name="TableLine94049263555344">
          <table:table-cell table:style-name="Table3.A16" office:value-type="string">
            <text:p text:style-name="P2"><text:span text:style-name="T3">(</text:span><text:span text:style-name="T8">a </text:span><text:span text:style-name="T3">*</text:span><text:span text:style-name="T11">HealthData</text:span><text:span text:style-name="T3">) </text:span><text:span text:style-name="T5">GetHealth</text:span><text:span text:style-name="T3">() </text:span><text:span text:style-name="T11">float64</text:span></text:p>
          </table:table-cell>
          <table:table-cell table:style-name="Table3.B41" office:value-type="string">
            <text:p text:style-name="P6">Stefan</text:p>
          </table:table-cell>
        </table:table-row>
        <table:table-row table:style-name="TableLine94049263556368">
          <table:table-cell table:style-name="Table3.A17" office:value-type="string">
            <text:p text:style-name="P2"><text:span text:style-name="T3">(</text:span><text:span text:style-name="T8">a </text:span><text:span text:style-name="T3">*</text:span><text:span text:style-name="T11">HealthData</text:span><text:span text:style-name="T3">) </text:span><text:span text:style-name="T5">SetHealthWhenEaten</text:span><text:span text:style-name="T3">(</text:span><text:span text:style-name="T8">e</text:span><text:span text:style-name="T3"> </text:span><text:span text:style-name="T11">float64</text:span><text:span text:style-name="T3">)</text:span></text:p>
          </table:table-cell>
          <table:table-cell table:style-name="Table3.B41" office:value-type="string">
            <text:p text:style-name="P6">Stefan</text:p>
          </table:table-cell>
        </table:table-row>
        <table:table-row table:style-name="TableLine94049263557392">
          <table:table-cell table:style-name="Table3.A18" office:value-type="string">
            <text:p text:style-name="P2"><text:span text:style-name="T3">(</text:span><text:span text:style-name="T8">a </text:span><text:span text:style-name="T3">*</text:span><text:span text:style-name="T11">HealthData</text:span><text:span text:style-name="T3">) </text:span><text:span text:style-name="T5">GetHealthWhenEaten</text:span><text:span text:style-name="T3">() </text:span><text:span text:style-name="T11">float64</text:span></text:p>
          </table:table-cell>
          <table:table-cell table:style-name="Table3.B41" office:value-type="string">
            <text:p text:style-name="P6">Stefan</text:p>
          </table:table-cell>
        </table:table-row>
        <table:table-row table:style-name="TableLine94049263558416">
          <table:table-cell table:style-name="Table3.A19" office:value-type="string">
            <text:p text:style-name="P2"><text:span text:style-name="T3">(</text:span><text:span text:style-name="T8">a </text:span><text:span text:style-name="T3">*</text:span><text:span text:style-name="T11">HealthData</text:span><text:span text:style-name="T3">) </text:span><text:span text:style-name="T5">SetMatureAge</text:span><text:span text:style-name="T3">(</text:span><text:span text:style-name="T8">mAge</text:span><text:span text:style-name="T3"> </text:span><text:span text:style-name="T11">int</text:span><text:span text:style-name="T3">)</text:span></text:p>
          </table:table-cell>
          <table:table-cell table:style-name="Table3.B41" office:value-type="string">
            <text:p text:style-name="P6">Stefan</text:p>
          </table:table-cell>
        </table:table-row>
        <table:table-row table:style-name="TableLine94049263559440">
          <table:table-cell table:style-name="Table3.A20" office:value-type="string">
            <text:p text:style-name="P2"><text:span text:style-name="T3">(</text:span><text:span text:style-name="T8">a </text:span><text:span text:style-name="T3">*</text:span><text:span text:style-name="T11">HealthData</text:span><text:span text:style-name="T3">) </text:span><text:span text:style-name="T5">IncAge</text:span><text:span text:style-name="T3">() </text:span></text:p>
          </table:table-cell>
          <table:table-cell table:style-name="Table3.B41" office:value-type="string">
            <text:p text:style-name="P6">Stefan</text:p>
          </table:table-cell>
        </table:table-row>
        <table:table-row table:style-name="TableLine94049263560464">
          <table:table-cell table:style-name="Table3.A21" office:value-type="string">
            <text:p text:style-name="P2"><text:span text:style-name="T5">New</text:span><text:span text:style-name="T3">(</text:span><text:span text:style-name="T8">w</text:span><text:span text:style-name="T3"> *</text:span><text:span text:style-name="T11">world</text:span><text:span text:style-name="T3">.</text:span><text:span text:style-name="T11">World</text:span><text:span text:style-name="T3">) *</text:span><text:span text:style-name="T11">AnimalData</text:span></text:p>
          </table:table-cell>
          <table:table-cell table:style-name="Table3.B41" office:value-type="string">
            <text:p text:style-name="P6">Imogen</text:p>
          </table:table-cell>
        </table:table-row>
        <table:table-row table:style-name="TableLine94049263561488">
          <table:table-cell table:style-name="Table3.A22" office:value-type="string">
            <text:p text:style-name="P2"><text:span text:style-name="T3">(</text:span><text:span text:style-name="T8">a </text:span><text:span text:style-name="T3">*</text:span><text:span text:style-name="T11">AnimalData</text:span><text:span text:style-name="T3">) </text:span><text:span text:style-name="T5">IsSame</text:span><text:span text:style-name="T3">(</text:span><text:span text:style-name="T8">b</text:span><text:span text:style-name="T3"> *</text:span><text:span text:style-name="T11">AnimalData</text:span><text:span text:style-name="T3">) </text:span><text:span text:style-name="T11">bool</text:span></text:p>
          </table:table-cell>
          <table:table-cell table:style-name="Table3.B41" office:value-type="string">
            <text:p text:style-name="P6">Imogen</text:p>
          </table:table-cell>
        </table:table-row>
        <table:table-row table:style-name="TableLine94049263562512">
          <table:table-cell table:style-name="Table3.A23" office:value-type="string">
            <text:p text:style-name="P2"><text:span text:style-name="T3">(</text:span><text:span text:style-name="T8">a </text:span><text:span text:style-name="T3">*</text:span><text:span text:style-name="T11">AnimalData</text:span><text:span text:style-name="T3">) </text:span><text:span text:style-name="T5">SetMoveable</text:span><text:span text:style-name="T3">(</text:span><text:span text:style-name="T8">m</text:span><text:span text:style-name="T3"> </text:span><text:span text:style-name="T11">bool</text:span><text:span text:style-name="T3">)</text:span></text:p>
          </table:table-cell>
          <table:table-cell table:style-name="Table3.B41" office:value-type="string">
            <text:p text:style-name="P6">Stefan</text:p>
          </table:table-cell>
        </table:table-row>
        <table:table-row table:style-name="TableLine94049263563536">
          <table:table-cell table:style-name="Table3.A24" office:value-type="string">
            <text:p text:style-name="P2"><text:span text:style-name="T3">(</text:span><text:span text:style-name="T8">a </text:span><text:span text:style-name="T3">*</text:span><text:span text:style-name="T11">AnimalData</text:span><text:span text:style-name="T3">) </text:span><text:span text:style-name="T5">SetViewAngle</text:span><text:span text:style-name="T3">(</text:span><text:span text:style-name="T8">ang</text:span><text:span text:style-name="T3"> </text:span><text:span text:style-name="T11">float64</text:span><text:span text:style-name="T3">)</text:span></text:p>
          </table:table-cell>
          <table:table-cell table:style-name="Table3.B41" office:value-type="string">
            <text:p text:style-name="P6">Stefan</text:p>
          </table:table-cell>
        </table:table-row>
        <table:table-row table:style-name="TableLine94049263564560">
          <table:table-cell table:style-name="Table3.A25" office:value-type="string">
            <text:p text:style-name="P2"><text:span text:style-name="T3">(</text:span><text:span text:style-name="T8">a </text:span><text:span text:style-name="T3">*</text:span><text:span text:style-name="T11">AnimalData</text:span><text:span text:style-name="T3">) </text:span><text:span text:style-name="T5">SetMaxVel</text:span><text:span text:style-name="T3">(</text:span><text:span text:style-name="T8">v</text:span><text:span text:style-name="T3"> </text:span><text:span text:style-name="T11">float64</text:span><text:span text:style-name="T3">)</text:span></text:p>
          </table:table-cell>
          <table:table-cell table:style-name="Table3.B41" office:value-type="string">
            <text:p text:style-name="P6">Stefan</text:p>
          </table:table-cell>
        </table:table-row>
        <table:table-row table:style-name="TableLine94049263565584">
          <table:table-cell table:style-name="Table3.A26" office:value-type="string">
            <text:p text:style-name="P2"><text:span text:style-name="T3">(</text:span><text:span text:style-name="T8">a </text:span><text:span text:style-name="T3">*</text:span><text:span text:style-name="T11">AnimalData</text:span><text:span text:style-name="T3">) </text:span><text:span text:style-name="T5">SetViewMag</text:span><text:span text:style-name="T3">(</text:span><text:span text:style-name="T8">mag</text:span><text:span text:style-name="T3"> </text:span><text:span text:style-name="T11">float64</text:span><text:span text:style-name="T3">)</text:span></text:p>
          </table:table-cell>
          <table:table-cell table:style-name="Table3.B41" office:value-type="string">
            <text:p text:style-name="P6">Stefan</text:p>
          </table:table-cell>
        </table:table-row>
        <table:table-row table:style-name="TableLine94049263566608">
          <table:table-cell table:style-name="Table3.A27" office:value-type="string">
            <text:p text:style-name="P4">(<text:span text:style-name="T7">a </text:span>*<text:span text:style-name="T10">AnimalData</text:span>) <text:span text:style-name="T4">GetAge</text:span>() <text:span text:style-name="T10">int</text:span> </text:p>
          </table:table-cell>
          <table:table-cell table:style-name="Table3.B41" office:value-type="string">
            <text:p text:style-name="P6">Stefan</text:p>
          </table:table-cell>
        </table:table-row>
        <table:table-row table:style-name="TableLine94049263567632">
          <table:table-cell table:style-name="Table3.A28" office:value-type="string">
            <text:p text:style-name="P4">(<text:span text:style-name="T7">a </text:span>*<text:span text:style-name="T10">AnimalData</text:span>) <text:span text:style-name="T4">GetDateOfLastBirth</text:span>() <text:span text:style-name="T10">int</text:span></text:p>
          </table:table-cell>
          <table:table-cell table:style-name="Table3.B41" office:value-type="string">
            <text:p text:style-name="P6">Stefan</text:p>
          </table:table-cell>
        </table:table-row>
        <table:table-row table:style-name="TableLine94049263569136">
          <table:table-cell table:style-name="Table3.A29" office:value-type="string">
            <text:p text:style-name="P4">(<text:span text:style-name="T7">a </text:span>*<text:span text:style-name="T10">AnimalData</text:span>) <text:span text:style-name="T4">SetDateOfLastBirth</text:span>(<text:span text:style-name="T7">d</text:span> <text:span text:style-name="T10">int</text:span>)</text:p>
          </table:table-cell>
          <table:table-cell table:style-name="Table3.B41" office:value-type="string">
            <text:p text:style-name="P6">Stefan</text:p>
          </table:table-cell>
        </table:table-row>
        <table:table-row table:style-name="TableLine94049263570160">
          <table:table-cell table:style-name="Table3.A30" office:value-type="string">
            <text:p text:style-name="P4">(<text:span text:style-name="T7">a </text:span>*<text:span text:style-name="T10">AnimalData</text:span>) <text:span text:style-name="T4">GetMatureAge</text:span>() <text:span text:style-name="T10">int</text:span></text:p>
          </table:table-cell>
          <table:table-cell table:style-name="Table3.B41" office:value-type="string">
            <text:p text:style-name="P6">Stefan</text:p>
          </table:table-cell>
        </table:table-row>
        <table:table-row table:style-name="TableLine94049263571184">
          <table:table-cell table:style-name="Table3.A31" office:value-type="string">
            <text:p text:style-name="P4">(<text:span text:style-name="T7">a </text:span>*<text:span text:style-name="T10">AnimalData</text:span>) <text:span text:style-name="T4">GetWorld</text:span>() *<text:span text:style-name="T10">world</text:span>.<text:span text:style-name="T10">World</text:span></text:p>
          </table:table-cell>
          <table:table-cell table:style-name="Table3.B41" office:value-type="string">
            <text:p text:style-name="P6">Stefan</text:p>
          </table:table-cell>
        </table:table-row>
        <table:table-row table:style-name="TableLine94049263572208">
          <table:table-cell table:style-name="Table3.A32" office:value-type="string">
            <text:p text:style-name="P4">(<text:span text:style-name="T7">a </text:span>*<text:span text:style-name="T10">AnimalData</text:span>) <text:span text:style-name="T4">ApplyMove</text:span>(<text:span text:style-name="T7">others</text:span> *[]<text:span text:style-name="T10">Animal</text:span>, <text:span text:style-name="T7">preys</text:span> *[]<text:span text:style-name="T10">Animal</text:span>)</text:p>
          </table:table-cell>
          <table:table-cell table:style-name="Table3.B41" office:value-type="string">
            <text:p text:style-name="P6">Stefan</text:p>
          </table:table-cell>
        </table:table-row>
        <table:table-row table:style-name="TableLine94049263573232">
          <table:table-cell table:style-name="Table3.A33" office:value-type="string">
            <text:p text:style-name="P4">(<text:span text:style-name="T7">a </text:span>*<text:span text:style-name="T10">AnimalData</text:span>) <text:span text:style-name="T4">avoidCollisionWithSeenObjects</text:span>(<text:span text:style-name="T7">others</text:span> *[]<text:span text:style-name="T10">Animal</text:span>)</text:p>
          </table:table-cell>
          <table:table-cell table:style-name="Table3.B41" office:value-type="string">
            <text:p text:style-name="P6">Stefan</text:p>
          </table:table-cell>
        </table:table-row>
        <table:table-row table:style-name="TableLine94049263575232">
          <table:table-cell table:style-name="Table3.A34" office:value-type="string">
            <text:p text:style-name="P4">(<text:span text:style-name="T7">a </text:span>*<text:span text:style-name="T10">AnimalData</text:span>) <text:span text:style-name="T4">searchFood</text:span>(<text:span text:style-name="T7">others</text:span> *[]<text:span text:style-name="T10">Animal</text:span>)</text:p>
          </table:table-cell>
          <table:table-cell table:style-name="Table3.B41" office:value-type="string">
            <text:p text:style-name="P6">Stefan</text:p>
          </table:table-cell>
        </table:table-row>
        <table:table-row table:style-name="TableLine94049263576320">
          <table:table-cell table:style-name="Table3.A35" office:value-type="string">
            <text:p text:style-name="P4">(<text:span text:style-name="T7">a </text:span>*<text:span text:style-name="T10">AnimalData</text:span>) <text:span text:style-name="T4">eatFood</text:span>(<text:span text:style-name="T7">others</text:span> *[]<text:span text:style-name="T10">Animal</text:span>)</text:p>
          </table:table-cell>
          <table:table-cell table:style-name="Table3.B41" office:value-type="string">
            <text:p text:style-name="P6">Stefan</text:p>
          </table:table-cell>
        </table:table-row>
        <table:table-row table:style-name="TableLine94049263577408">
          <table:table-cell table:style-name="Table3.A36" office:value-type="string">
            <text:p text:style-name="P4">(<text:span text:style-name="T7">a </text:span>*<text:span text:style-name="T10">AnimalData</text:span>) <text:span text:style-name="T4">repelFromWater</text:span>()</text:p>
          </table:table-cell>
          <table:table-cell table:style-name="Table3.B41" office:value-type="string">
            <text:p text:style-name="P6">Stefan</text:p>
          </table:table-cell>
        </table:table-row>
        <table:table-row table:style-name="TableLine94049263578496">
          <table:table-cell table:style-name="Table3.A37" office:value-type="string">
            <text:p text:style-name="P4">(<text:span text:style-name="T7">a </text:span>*<text:span text:style-name="T10">AnimalData</text:span>) <text:span text:style-name="T4">SeeOthers</text:span>(<text:span text:style-name="T7">others</text:span> *[]<text:span text:style-name="T10">Animal</text:span>) (*[]<text:span text:style-name="T10">Animal</text:span>, *[]<text:span text:style-name="T10">vec</text:span>)</text:p>
          </table:table-cell>
          <table:table-cell table:style-name="Table3.B41" office:value-type="string">
            <text:p text:style-name="P6">Stefan</text:p>
          </table:table-cell>
        </table:table-row>
        <table:table-row table:style-name="TableLine94049263579744">
          <table:table-cell table:style-name="Table3.A38" office:value-type="string">
            <text:p text:style-name="P4">(<text:span text:style-name="T7">a </text:span>*<text:span text:style-name="T10">AnimalData</text:span>) <text:span text:style-name="T4">Draw</text:span>(<text:span text:style-name="T7">screen</text:span> *<text:span text:style-name="T10">ebiten</text:span>.<text:span text:style-name="T10">Image</text:span>)</text:p>
          </table:table-cell>
          <table:table-cell table:style-name="Table3.B41" office:value-type="string">
            <text:p text:style-name="P6">Stefan</text:p>
          </table:table-cell>
        </table:table-row>
        <table:table-row table:style-name="TableLine94049263581056">
          <table:table-cell table:style-name="Table3.A39" office:value-type="string">
            <text:p text:style-name="P4">(<text:span text:style-name="T7">a </text:span>*<text:span text:style-name="T10">AnimalData</text:span>) <text:span text:style-name="T4">drawStats</text:span>(<text:span text:style-name="T7">screen</text:span> *<text:span text:style-name="T10">ebiten</text:span>.<text:span text:style-name="T10">Image</text:span>)</text:p>
          </table:table-cell>
          <table:table-cell table:style-name="Table3.B41" office:value-type="string">
            <text:p text:style-name="P6">Stefan</text:p>
          </table:table-cell>
        </table:table-row>
        <table:table-row table:style-name="TableLine94049263582368">
          <table:table-cell table:style-name="Table3.A40" office:value-type="string">
            <text:p text:style-name="P4">(<text:span text:style-name="T7">a </text:span>*<text:span text:style-name="T10">AnimalData</text:span>) <text:span text:style-name="T4">drawView</text:span>() *<text:span text:style-name="T10">ebiten</text:span>.<text:span text:style-name="T10">DrawImageOptions</text:span></text:p>
          </table:table-cell>
          <table:table-cell table:style-name="Table3.B41" office:value-type="string">
            <text:p text:style-name="P6">Stefan</text:p>
          </table:table-cell>
        </table:table-row>
        <table:table-row table:style-name="TableLine94049263583680">
          <table:table-cell table:style-name="Table3.A41" office:value-type="string">
            <text:p text:style-name="P4">(<text:span text:style-name="T7">a </text:span>*<text:span text:style-name="T10">AnimalData</text:span>) <text:span text:style-name="T4">drawAnimal</text:span>(<text:span text:style-name="T7">screen</text:span> *<text:span text:style-name="T10">ebiten</text:span>.<text:span text:style-name="T10">Image</text:span>)</text:p>
          </table:table-cell>
          <table:table-cell table:style-name="Table3.B41" office:value-type="string">
            <text:p text:style-name="P6">Stefan</text:p>
          </table:table-cell>
        </table:table-row>
        <table:table-row table:style-name="TableLine94049263584992">
          <table:table-cell table:style-name="Table3.A42" office:value-type="string">
            <text:p text:style-name="P4">(<text:span text:style-name="T7">a </text:span>*<text:span text:style-name="T10">AnimalData</text:span>) <text:span text:style-name="T4">makeArc</text:span>(<text:span text:style-name="T7">img</text:span> *<text:span text:style-name="T10">ebiten</text:span>.<text:span text:style-name="T10">Image</text:span>, <text:span text:style-name="T7">radius</text:span> <text:span text:style-name="T10">float32</text:span>, <text:span text:style-name="T7">startAngle</text:span>, <text:span text:style-name="T7">endAngle</text:span> <text:span text:style-name="T10">float32</text:span>, <text:span text:style-name="T7">c</text:span> <text:span text:style-name="T10">color</text:span>.<text:span text:style-name="T10">NRGBA</text:span>, <text:span text:style-name="T7">line</text:span> <text:span text:style-name="T10">bool</text:span>)</text:p>
          </table:table-cell>
          <table:table-cell table:style-name="Table3.B42" office:value-type="string">
            <text:p text:style-name="P6">Stefan</text:p>
          </table:table-cell>
        </table:table-row>
      </table:table>
      <text:p text:style-name="Text_20_body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9">Paket <text:span text:style-name="T14">foxes</text:span></text:p>
          </table:table-cell>
          <table:table-cell table:style-name="Table4.A1" office:value-type="string">
            <text:p text:style-name="P8">bearbeitet von</text:p>
          </table:table-cell>
        </table:table-row>
        <table:table-row table:style-name="TableLine94049263612224">
          <table:table-cell table:style-name="Table4.A2" office:value-type="string">
            <text:p text:style-name="P2"><text:span text:style-name="T5">ToAnimals</text:span><text:span text:style-name="T3">(</text:span><text:span text:style-name="T8">foxes</text:span><text:span text:style-name="T3"> *[]</text:span><text:span text:style-name="T11">Fox</text:span><text:span text:style-name="T3">) *[]</text:span><text:span text:style-name="T11">entity</text:span><text:span text:style-name="T3">.</text:span><text:span text:style-name="T11">Animal</text:span></text:p>
          </table:table-cell>
          <table:table-cell table:style-name="Table4.B4" office:value-type="string">
            <text:p text:style-name="P6">Stefan</text:p>
          </table:table-cell>
        </table:table-row>
        <table:table-row table:style-name="TableLine94049263613440">
          <table:table-cell table:style-name="Table4.A3" office:value-type="string">
            <text:p text:style-name="P2"><text:span text:style-name="T5">New</text:span><text:span text:style-name="T3">(</text:span><text:span text:style-name="T8">w</text:span><text:span text:style-name="T3"> *</text:span><text:span text:style-name="T11">world</text:span><text:span text:style-name="T3">.</text:span><text:span text:style-name="T11">World</text:span><text:span text:style-name="T3">) *</text:span><text:span text:style-name="T11">data</text:span></text:p>
          </table:table-cell>
          <table:table-cell table:style-name="Table4.B4" office:value-type="string">
            <text:p text:style-name="P6">Stefan</text:p>
          </table:table-cell>
        </table:table-row>
        <table:table-row table:style-name="TableLine94049263614416">
          <table:table-cell table:style-name="Table4.A4" office:value-type="string">
            <text:p text:style-name="P2"><text:span text:style-name="T3">(</text:span><text:span text:style-name="T8">a </text:span><text:span text:style-name="T3">*</text:span><text:span text:style-name="T11">data</text:span><text:span text:style-name="T3">) </text:span><text:span text:style-name="T5">Update</text:span><text:span text:style-name="T3">(</text:span><text:span text:style-name="T8">others</text:span><text:span text:style-name="T3"> *[]</text:span><text:span text:style-name="T11">Fox</text:span><text:span text:style-name="T3">, </text:span><text:span text:style-name="T8">preys</text:span><text:span text:style-name="T3"> *[]</text:span><text:span text:style-name="T11">rabbits</text:span><text:span text:style-name="T3">.</text:span><text:span text:style-name="T11">Rabbit</text:span><text:span text:style-name="T3">) (</text:span><text:span text:style-name="T8">offSpring</text:span><text:span text:style-name="T3"> *</text:span><text:span text:style-name="T11">data</text:span><text:span text:style-name="T3">)</text:span></text:p>
          </table:table-cell>
          <table:table-cell table:style-name="Table4.B4" office:value-type="string">
            <text:p text:style-name="P6">Stefan</text:p>
          </table:table-cell>
        </table:table-row>
        <table:table-row table:style-name="TableLine94049263615392">
          <table:table-cell table:style-name="Table4.A5" office:value-type="string">
            <text:p text:style-name="P2"><text:span text:style-name="T3">(</text:span><text:span text:style-name="T8">a </text:span><text:span text:style-name="T3">*</text:span><text:span text:style-name="T11">data</text:span><text:span text:style-name="T3">) </text:span><text:span text:style-name="T5">GetOffspring</text:span><text:span text:style-name="T3">() *</text:span><text:span text:style-name="T11">data</text:span></text:p>
          </table:table-cell>
          <table:table-cell table:style-name="Table4.B5" office:value-type="string">
            <text:p text:style-name="P6">Stefan</text:p>
          </table:table-cell>
        </table:table-row>
      </table:table>
      <text:p text:style-name="Text_20_body"/>
      <table:table table:name="Table5" table:style-name="Table5">
        <table:table-column table:style-name="Table5.A"/>
        <table:table-column table:style-name="Table5.B"/>
        <table:table-header-rows>
          <text:soft-page-break/>
          <table:table-row table:style-name="Table5.1">
            <table:table-cell table:style-name="Table5.A1" office:value-type="string">
              <text:p text:style-name="P12">Paket <text:span text:style-name="T14">graphics</text:span></text:p>
            </table:table-cell>
            <table:table-cell table:style-name="Table5.A1" office:value-type="string">
              <text:p text:style-name="P8">bearbeitet von</text:p>
            </table:table-cell>
          </table:table-row>
        </table:table-header-rows>
        <table:table-row table:style-name="TableLine94049263642912">
          <table:table-cell table:style-name="Table5.A2" office:value-type="string">
            <text:p text:style-name="P2"><text:span text:style-name="T5">init</text:span><text:span text:style-name="T3">()</text:span></text:p>
          </table:table-cell>
          <table:table-cell table:style-name="Table5.B6" office:value-type="string">
            <text:p text:style-name="P6">Imogen</text:p>
          </table:table-cell>
        </table:table-row>
        <table:table-row table:style-name="TableLine94049263644128">
          <table:table-cell table:style-name="Table5.A3" office:value-type="string">
            <text:p text:style-name="P2"><text:span text:style-name="T5">New</text:span><text:span text:style-name="T3">(</text:span><text:span text:style-name="T8">x</text:span><text:span text:style-name="T3">,</text:span><text:span text:style-name="T8">y</text:span><text:span text:style-name="T3"> </text:span><text:span text:style-name="T11">float64</text:span><text:span text:style-name="T3">) *</text:span><text:span text:style-name="T11">data</text:span></text:p>
          </table:table-cell>
          <table:table-cell table:style-name="Table5.B6" office:value-type="string">
            <text:p text:style-name="P6">Imogen</text:p>
          </table:table-cell>
        </table:table-row>
        <table:table-row table:style-name="TableLine94049263645104">
          <table:table-cell table:style-name="Table5.A4" office:value-type="string">
            <text:p text:style-name="P2"><text:span text:style-name="T3">(</text:span><text:span text:style-name="T8">u </text:span><text:span text:style-name="T3">*</text:span><text:span text:style-name="T11">data</text:span><text:span text:style-name="T3">) </text:span><text:span text:style-name="T5">drawLine</text:span><text:span text:style-name="T3">(</text:span><text:span text:style-name="T8">dst</text:span><text:span text:style-name="T3"> *</text:span><text:span text:style-name="T11">ebiten</text:span><text:span text:style-name="T3">.</text:span><text:span text:style-name="T11">Image</text:span><text:span text:style-name="T3">, </text:span><text:span text:style-name="T8">history</text:span><text:span text:style-name="T3"> []</text:span><text:span text:style-name="T11">int</text:span><text:span text:style-name="T3">, </text:span><text:span text:style-name="T8">c</text:span><text:span text:style-name="T3"> </text:span><text:span text:style-name="T11">color</text:span><text:span text:style-name="T3">.</text:span><text:span text:style-name="T11">RGBA</text:span><text:span text:style-name="T3">)</text:span></text:p>
          </table:table-cell>
          <table:table-cell table:style-name="Table5.B6" office:value-type="string">
            <text:p text:style-name="P6">Imogen</text:p>
          </table:table-cell>
        </table:table-row>
        <table:table-row table:style-name="TableLine94049263646080">
          <table:table-cell table:style-name="Table5.A5" office:value-type="string">
            <text:p text:style-name="P2"><text:span text:style-name="T5">drawText</text:span><text:span text:style-name="T3">(</text:span><text:span text:style-name="T8">dst</text:span><text:span text:style-name="T3"> *</text:span><text:span text:style-name="T11">ebiten</text:span><text:span text:style-name="T3">.</text:span><text:span text:style-name="T11">Image</text:span><text:span text:style-name="T3">, </text:span><text:span text:style-name="T8">x</text:span><text:span text:style-name="T3">,</text:span><text:span text:style-name="T8">y</text:span><text:span text:style-name="T3"> </text:span><text:span text:style-name="T11">float64</text:span><text:span text:style-name="T3">, </text:span><text:span text:style-name="T8">c</text:span><text:span text:style-name="T3"> </text:span><text:span text:style-name="T11">color</text:span><text:span text:style-name="T3">.</text:span><text:span text:style-name="T11">RGBA</text:span><text:span text:style-name="T3">, </text:span><text:span text:style-name="T8">str</text:span><text:span text:style-name="T3"> </text:span><text:span text:style-name="T11">string</text:span><text:span text:style-name="T3">)</text:span></text:p>
          </table:table-cell>
          <table:table-cell table:style-name="Table5.B6" office:value-type="string">
            <text:p text:style-name="P6">Imogen</text:p>
          </table:table-cell>
        </table:table-row>
        <table:table-row table:style-name="TableLine94049263647056">
          <table:table-cell table:style-name="Table5.A6" office:value-type="string">
            <text:p text:style-name="P2"><text:span text:style-name="T3">(</text:span><text:span text:style-name="T8">u </text:span><text:span text:style-name="T3">*</text:span><text:span text:style-name="T11">data</text:span><text:span text:style-name="T3">) </text:span><text:span text:style-name="T5">Draw</text:span><text:span text:style-name="T3">(</text:span><text:span text:style-name="T8">dst</text:span><text:span text:style-name="T3"> *</text:span><text:span text:style-name="T11">ebiten</text:span><text:span text:style-name="T3">.</text:span><text:span text:style-name="T11">Image</text:span><text:span text:style-name="T3">)</text:span></text:p>
          </table:table-cell>
          <table:table-cell table:style-name="Table5.B6" office:value-type="string">
            <text:p text:style-name="P6">Imogen</text:p>
          </table:table-cell>
        </table:table-row>
        <table:table-row table:style-name="TableLine94049263648032">
          <table:table-cell table:style-name="Table5.A7" office:value-type="string">
            <text:p text:style-name="P2"><text:span text:style-name="T3">(</text:span><text:span text:style-name="T8">u </text:span><text:span text:style-name="T3">*</text:span><text:span text:style-name="T11">data</text:span><text:span text:style-name="T3">) </text:span><text:span text:style-name="T5">Update</text:span><text:span text:style-name="T3">(</text:span><text:span text:style-name="T8">nG</text:span><text:span text:style-name="T3">,</text:span><text:span text:style-name="T8">nR</text:span><text:span text:style-name="T3">,</text:span><text:span text:style-name="T8">nC</text:span><text:span text:style-name="T3">,</text:span><text:span text:style-name="T8">nF</text:span><text:span text:style-name="T3"> </text:span><text:span text:style-name="T11">int</text:span><text:span text:style-name="T3">)</text:span></text:p>
          </table:table-cell>
          <table:table-cell table:style-name="Table5.B7" office:value-type="string">
            <text:p text:style-name="P6">Imogen</text:p>
          </table:table-cell>
        </table:table-row>
      </table:table>
      <text:p text:style-name="Text_20_body"/>
      <table:table table:name="Table6" table:style-name="Table6">
        <table:table-column table:style-name="Table6.A"/>
        <table:table-column table:style-name="Table6.B"/>
        <table:table-header-rows>
          <table:table-row table:style-name="Table6.1">
            <table:table-cell table:style-name="Table6.A1" office:value-type="string">
              <text:p text:style-name="P12">Paket <text:span text:style-name="T14">grass</text:span></text:p>
            </table:table-cell>
            <table:table-cell table:style-name="Table6.A1" office:value-type="string">
              <text:p text:style-name="P8">bearbeitet von</text:p>
            </table:table-cell>
          </table:table-row>
        </table:table-header-rows>
        <table:table-row table:style-name="TableLine94049263656656">
          <table:table-cell table:style-name="Table6.A2" office:value-type="string">
            <text:p text:style-name="P2"><text:span text:style-name="T5">ToAnimals</text:span><text:span text:style-name="T3">(</text:span><text:span text:style-name="T8">gras</text:span><text:span text:style-name="T3"> *[]</text:span><text:span text:style-name="T11">Grass</text:span><text:span text:style-name="T3">) *[]</text:span><text:span text:style-name="T11">entity</text:span><text:span text:style-name="T3">.</text:span><text:span text:style-name="T11">Animal</text:span></text:p>
          </table:table-cell>
          <table:table-cell table:style-name="Table6.B2" office:value-type="string">
            <text:p text:style-name="P6">Stefan</text:p>
          </table:table-cell>
        </table:table-row>
        <table:table-row table:style-name="TableLine94049263657872">
          <table:table-cell table:style-name="Table6.A3" office:value-type="string">
            <text:p text:style-name="P2"><text:span text:style-name="T5">New</text:span><text:span text:style-name="T3">(</text:span><text:span text:style-name="T8">w</text:span><text:span text:style-name="T3"> *</text:span><text:span text:style-name="T11">world</text:span><text:span text:style-name="T3">.</text:span><text:span text:style-name="T11">World</text:span><text:span text:style-name="T3">) *</text:span><text:span text:style-name="T11">data</text:span></text:p>
          </table:table-cell>
          <table:table-cell table:style-name="Table6.B3" office:value-type="string">
            <text:p text:style-name="P6">Stefan</text:p>
          </table:table-cell>
        </table:table-row>
      </table:table>
      <text:p text:style-name="Text_20_body"/>
      <table:table table:name="Table7" table:style-name="Table7">
        <table:table-column table:style-name="Table7.A"/>
        <table:table-column table:style-name="Table7.B"/>
        <table:table-header-rows>
          <table:table-row table:style-name="Table7.1">
            <table:table-cell table:style-name="Table7.A1" office:value-type="string">
              <text:p text:style-name="P12">Paket <text:span text:style-name="T14">rabbits</text:span></text:p>
            </table:table-cell>
            <table:table-cell table:style-name="Table7.A1" office:value-type="string">
              <text:p text:style-name="P8">bearbeitet von</text:p>
            </table:table-cell>
          </table:table-row>
        </table:table-header-rows>
        <table:table-row table:style-name="TableLine94049263678128">
          <table:table-cell table:style-name="Table7.A2" office:value-type="string">
            <text:p text:style-name="P2"><text:span text:style-name="T5">ToAnimals</text:span><text:span text:style-name="T3">(</text:span><text:span text:style-name="T8">rabbits</text:span><text:span text:style-name="T3"> *[]</text:span><text:span text:style-name="T11">Rabbit</text:span><text:span text:style-name="T3">) *[]</text:span><text:span text:style-name="T11">entity</text:span><text:span text:style-name="T3">.</text:span><text:span text:style-name="T11">Animal</text:span></text:p>
          </table:table-cell>
          <table:table-cell table:style-name="Table7.B4" office:value-type="string">
            <text:p text:style-name="P6">Stefan</text:p>
          </table:table-cell>
        </table:table-row>
        <table:table-row table:style-name="TableLine94049263679344">
          <table:table-cell table:style-name="Table7.A3" office:value-type="string">
            <text:p text:style-name="P2"><text:span text:style-name="T5">New</text:span><text:span text:style-name="T3">(</text:span><text:span text:style-name="T8">w</text:span><text:span text:style-name="T3"> *</text:span><text:span text:style-name="T11">world</text:span><text:span text:style-name="T3">.</text:span><text:span text:style-name="T11">World</text:span><text:span text:style-name="T3">) *</text:span><text:span text:style-name="T11">data</text:span></text:p>
          </table:table-cell>
          <table:table-cell table:style-name="Table7.B4" office:value-type="string">
            <text:p text:style-name="P6">Imogen</text:p>
          </table:table-cell>
        </table:table-row>
        <table:table-row table:style-name="TableLine94049263680320">
          <table:table-cell table:style-name="Table7.A4" office:value-type="string">
            <text:p text:style-name="P2"><text:span text:style-name="T3">(</text:span><text:span text:style-name="T8">a </text:span><text:span text:style-name="T3">*</text:span><text:span text:style-name="T11">data</text:span><text:span text:style-name="T3">) </text:span><text:span text:style-name="T5">Update</text:span><text:span text:style-name="T3">(</text:span><text:span text:style-name="T8">others</text:span><text:span text:style-name="T3"> *[]</text:span><text:span text:style-name="T11">Rabbit</text:span><text:span text:style-name="T3">, </text:span><text:span text:style-name="T8">food</text:span><text:span text:style-name="T3"> *[]</text:span><text:span text:style-name="T11">grass</text:span><text:span text:style-name="T3">.</text:span><text:span text:style-name="T11">Grass</text:span><text:span text:style-name="T3">) (</text:span><text:span text:style-name="T8">offSpring</text:span><text:span text:style-name="T3"> *</text:span><text:span text:style-name="T11">data</text:span><text:span text:style-name="T3">)</text:span></text:p>
          </table:table-cell>
          <table:table-cell table:style-name="Table7.B4" office:value-type="string">
            <text:p text:style-name="P6">Stefan</text:p>
          </table:table-cell>
        </table:table-row>
        <table:table-row table:style-name="TableLine94049263681296">
          <table:table-cell table:style-name="Table7.A5" office:value-type="string">
            <text:p text:style-name="P2"><text:span text:style-name="T3">(</text:span><text:span text:style-name="T8">a </text:span><text:span text:style-name="T3">*</text:span><text:span text:style-name="T11">data</text:span><text:span text:style-name="T3">) </text:span><text:span text:style-name="T5">GetOffspring</text:span><text:span text:style-name="T3">() *</text:span><text:span text:style-name="T11">dat</text:span></text:p>
          </table:table-cell>
          <table:table-cell table:style-name="Table7.B5" office:value-type="string">
            <text:p text:style-name="P6">Stefan</text:p>
          </table:table-cell>
        </table:table-row>
      </table:table>
      <text:p text:style-name="Text_20_body"/>
      <table:table table:name="Table8" table:style-name="Table8">
        <table:table-column table:style-name="Table8.A"/>
        <table:table-column table:style-name="Table8.B"/>
        <table:table-header-rows>
          <table:table-row table:style-name="Table8.1">
            <table:table-cell table:style-name="Table8.A1" office:value-type="string">
              <text:p text:style-name="P12">Paket <text:span text:style-name="T14">ui</text:span></text:p>
            </table:table-cell>
            <table:table-cell table:style-name="Table8.A1" office:value-type="string">
              <text:p text:style-name="P8">bearbeitet von</text:p>
            </table:table-cell>
          </table:table-row>
        </table:table-header-rows>
        <table:table-row table:style-name="TableLine94049263718656">
          <table:table-cell table:style-name="Table8.A2" office:value-type="string">
            <text:p text:style-name="P2"><text:span text:style-name="T5">init</text:span><text:span text:style-name="T3">()</text:span></text:p>
          </table:table-cell>
          <table:table-cell table:style-name="Table8.B13" office:value-type="string">
            <text:p text:style-name="P6">Imogen</text:p>
          </table:table-cell>
        </table:table-row>
        <table:table-row table:style-name="TableLine94049263719872">
          <table:table-cell table:style-name="Table8.A3" office:value-type="string">
            <text:p text:style-name="P2"><text:span text:style-name="T3">(</text:span><text:span text:style-name="T8">c </text:span><text:span text:style-name="T3">*</text:span><text:span text:style-name="T11">CheckBox</text:span><text:span text:style-name="T3">) </text:span><text:span text:style-name="T5">Update</text:span><text:span text:style-name="T3">()</text:span></text:p>
          </table:table-cell>
          <table:table-cell table:style-name="Table8.B13" office:value-type="string">
            <text:p text:style-name="P6">Imogen</text:p>
          </table:table-cell>
        </table:table-row>
        <table:table-row table:style-name="TableLine94049263720848">
          <table:table-cell table:style-name="Table8.A4" office:value-type="string">
            <text:p text:style-name="P2"><text:span text:style-name="T5">drawText</text:span><text:span text:style-name="T3">(</text:span><text:span text:style-name="T8">dst</text:span><text:span text:style-name="T3"> *</text:span><text:span text:style-name="T11">ebiten</text:span><text:span text:style-name="T3">.</text:span><text:span text:style-name="T11">Image</text:span><text:span text:style-name="T3">, </text:span><text:span text:style-name="T8">x</text:span><text:span text:style-name="T3">, </text:span><text:span text:style-name="T8">y</text:span><text:span text:style-name="T3"> </text:span><text:span text:style-name="T11">float64</text:span><text:span text:style-name="T3">, </text:span><text:span text:style-name="T8">size</text:span><text:span text:style-name="T3"> </text:span><text:span text:style-name="T11">float64</text:span><text:span text:style-name="T3">, </text:span><text:span text:style-name="T8">str</text:span><text:span text:style-name="T3"> </text:span><text:span text:style-name="T11">string</text:span><text:span text:style-name="T3">)</text:span></text:p>
          </table:table-cell>
          <table:table-cell table:style-name="Table8.B13" office:value-type="string">
            <text:p text:style-name="P6">Imogen</text:p>
          </table:table-cell>
        </table:table-row>
        <table:table-row table:style-name="TableLine94049263721824">
          <table:table-cell table:style-name="Table8.A5" office:value-type="string">
            <text:p text:style-name="P2"><text:span text:style-name="T3">(</text:span><text:span text:style-name="T8">c </text:span><text:span text:style-name="T3">*</text:span><text:span text:style-name="T11">CheckBox</text:span><text:span text:style-name="T3">) </text:span><text:span text:style-name="T5">Draw</text:span><text:span text:style-name="T3">(</text:span><text:span text:style-name="T8">dst</text:span><text:span text:style-name="T3"> *</text:span><text:span text:style-name="T11">ebiten</text:span><text:span text:style-name="T3">.</text:span><text:span text:style-name="T11">Image</text:span><text:span text:style-name="T3">)</text:span></text:p>
          </table:table-cell>
          <table:table-cell table:style-name="Table8.B13" office:value-type="string">
            <text:p text:style-name="P6">Imogen</text:p>
          </table:table-cell>
        </table:table-row>
        <table:table-row table:style-name="TableLine94049263722800">
          <table:table-cell table:style-name="Table8.A6" office:value-type="string">
            <text:p text:style-name="P2"><text:span text:style-name="T3">(</text:span><text:span text:style-name="T8">s </text:span><text:span text:style-name="T3">*</text:span><text:span text:style-name="T11">Slider</text:span><text:span text:style-name="T3">) </text:span><text:span text:style-name="T5">Update</text:span><text:span text:style-name="T3">()</text:span></text:p>
          </table:table-cell>
          <table:table-cell table:style-name="Table8.B13" office:value-type="string">
            <text:p text:style-name="P6">Imogen</text:p>
          </table:table-cell>
        </table:table-row>
        <table:table-row table:style-name="TableLine94049263723776">
          <table:table-cell table:style-name="Table8.A7" office:value-type="string">
            <text:p text:style-name="P2"><text:span text:style-name="T3">(</text:span><text:span text:style-name="T8">s </text:span><text:span text:style-name="T3">*</text:span><text:span text:style-name="T11">Slider</text:span><text:span text:style-name="T3">) </text:span><text:span text:style-name="T5">Draw</text:span><text:span text:style-name="T3">(</text:span><text:span text:style-name="T8">dst</text:span><text:span text:style-name="T3"> *</text:span><text:span text:style-name="T11">ebiten</text:span><text:span text:style-name="T3">.</text:span><text:span text:style-name="T11">Image</text:span><text:span text:style-name="T3">)</text:span></text:p>
          </table:table-cell>
          <table:table-cell table:style-name="Table8.B13" office:value-type="string">
            <text:p text:style-name="P6">Imogen</text:p>
          </table:table-cell>
        </table:table-row>
        <table:table-row table:style-name="TableLine94049263724752">
          <table:table-cell table:style-name="Table8.A8" office:value-type="string">
            <text:p text:style-name="P2"><text:span text:style-name="T5">New</text:span><text:span text:style-name="T3">() *</text:span><text:span text:style-name="T11">data</text:span></text:p>
          </table:table-cell>
          <table:table-cell table:style-name="Table8.B13" office:value-type="string">
            <text:p text:style-name="P6">Imogen</text:p>
          </table:table-cell>
        </table:table-row>
        <table:table-row table:style-name="TableLine94049263725728">
          <table:table-cell table:style-name="Table8.A9" office:value-type="string">
            <text:p text:style-name="P2"><text:span text:style-name="T3">(</text:span><text:span text:style-name="T8">u </text:span><text:span text:style-name="T3">*</text:span><text:span text:style-name="T11">data</text:span><text:span text:style-name="T3">) </text:span><text:span text:style-name="T5">GetNumberOfGrass</text:span><text:span text:style-name="T3">() </text:span><text:span text:style-name="T11">int</text:span></text:p>
          </table:table-cell>
          <table:table-cell table:style-name="Table8.B13" office:value-type="string">
            <text:p text:style-name="P6">Imogen</text:p>
          </table:table-cell>
        </table:table-row>
        <table:table-row table:style-name="TableLine94049263726704">
          <table:table-cell table:style-name="Table8.A10" office:value-type="string">
            <text:p text:style-name="P2"><text:span text:style-name="T3">(</text:span><text:span text:style-name="T8">u </text:span><text:span text:style-name="T3">*</text:span><text:span text:style-name="T11">data</text:span><text:span text:style-name="T3">) </text:span><text:span text:style-name="T5">GetNumberOfBunnies</text:span><text:span text:style-name="T3">() </text:span><text:span text:style-name="T11">int</text:span></text:p>
          </table:table-cell>
          <table:table-cell table:style-name="Table8.B13" office:value-type="string">
            <text:p text:style-name="P6">Imogen</text:p>
          </table:table-cell>
        </table:table-row>
        <table:table-row table:style-name="TableLine94049263727680">
          <table:table-cell table:style-name="Table8.A11" office:value-type="string">
            <text:p text:style-name="P2"><text:span text:style-name="T3">(</text:span><text:span text:style-name="T8">u </text:span><text:span text:style-name="T3">*</text:span><text:span text:style-name="T11">data</text:span><text:span text:style-name="T3">) </text:span><text:span text:style-name="T5">GetNumberOfCats</text:span><text:span text:style-name="T3">() </text:span><text:span text:style-name="T11">int</text:span></text:p>
          </table:table-cell>
          <table:table-cell table:style-name="Table8.B13" office:value-type="string">
            <text:p text:style-name="P6">Imogen</text:p>
          </table:table-cell>
        </table:table-row>
        <table:table-row table:style-name="TableLine94049263728656">
          <table:table-cell table:style-name="Table8.A12" office:value-type="string">
            <text:p text:style-name="P2"><text:span text:style-name="T3">(</text:span><text:span text:style-name="T8">u </text:span><text:span text:style-name="T3">*</text:span><text:span text:style-name="T11">data</text:span><text:span text:style-name="T3">) </text:span><text:span text:style-name="T5">GetNumberOfFoxes</text:span><text:span text:style-name="T3">() </text:span><text:span text:style-name="T11">int</text:span></text:p>
          </table:table-cell>
          <table:table-cell table:style-name="Table8.B13" office:value-type="string">
            <text:p text:style-name="P6">Imogen</text:p>
          </table:table-cell>
        </table:table-row>
        <table:table-row table:style-name="TableLine94049263729632">
          <table:table-cell table:style-name="Table8.A13" office:value-type="string">
            <text:p text:style-name="P2"><text:span text:style-name="T3">(</text:span><text:span text:style-name="T8">u </text:span><text:span text:style-name="T3">*</text:span><text:span text:style-name="T11">data</text:span><text:span text:style-name="T3">) </text:span><text:span text:style-name="T5">Draw</text:span><text:span text:style-name="T3">(</text:span><text:span text:style-name="T8">dst</text:span><text:span text:style-name="T3"> *</text:span><text:span text:style-name="T11">ebiten</text:span><text:span text:style-name="T3">.</text:span><text:span text:style-name="T11">Image</text:span><text:span text:style-name="T3">)</text:span></text:p>
          </table:table-cell>
          <table:table-cell table:style-name="Table8.B13" office:value-type="string">
            <text:p text:style-name="P6">Imogen</text:p>
          </table:table-cell>
        </table:table-row>
        <table:table-row table:style-name="TableLine94049263730496">
          <table:table-cell table:style-name="Table8.A14" office:value-type="string">
            <text:p text:style-name="P2"><text:span text:style-name="T3">(</text:span><text:span text:style-name="T8">u </text:span><text:span text:style-name="T3">*</text:span><text:span text:style-name="T11">data</text:span><text:span text:style-name="T3">) </text:span><text:span text:style-name="T5">Update</text:span><text:span text:style-name="T3">()</text:span></text:p>
          </table:table-cell>
          <table:table-cell table:style-name="Table8.B14" office:value-type="string">
            <text:p text:style-name="P6">Imogen</text:p>
          </table:table-cell>
        </table:table-row>
      </table:table>
      <text:p text:style-name="Text_20_body"/>
      <table:table table:name="Table9" table:style-name="Table9">
        <table:table-column table:style-name="Table9.A"/>
        <table:table-column table:style-name="Table9.B"/>
        <table:table-header-rows>
          <text:soft-page-break/>
          <table:table-row table:style-name="Table9.1">
            <table:table-cell table:style-name="Table9.A1" office:value-type="string">
              <text:p text:style-name="P12">Paket <text:span text:style-name="T14">world</text:span></text:p>
            </table:table-cell>
            <table:table-cell table:style-name="Table9.A1" office:value-type="string">
              <text:p text:style-name="P8">bearbeitet von</text:p>
            </table:table-cell>
          </table:table-row>
        </table:table-header-rows>
        <table:table-row table:style-name="TableLine94049307945696">
          <table:table-cell table:style-name="Table9.A2" office:value-type="string">
            <text:p text:style-name="P2"><text:span text:style-name="T5">init</text:span><text:span text:style-name="T3">()</text:span></text:p>
          </table:table-cell>
          <table:table-cell table:style-name="Table9.B24" office:value-type="string">
            <text:p text:style-name="P6">Stefan</text:p>
          </table:table-cell>
        </table:table-row>
        <table:table-row table:style-name="TableLine94049307946912">
          <table:table-cell table:style-name="Table9.A3" office:value-type="string">
            <text:p text:style-name="P2"><text:span text:style-name="T5">New</text:span><text:span text:style-name="T3">(</text:span><text:span text:style-name="T8">width</text:span><text:span text:style-name="T3"> </text:span><text:span text:style-name="T11">float32</text:span><text:span text:style-name="T3">, </text:span><text:span text:style-name="T8">height</text:span><text:span text:style-name="T3"> </text:span><text:span text:style-name="T11">float32</text:span><text:span text:style-name="T3">, </text:span><text:span text:style-name="T8">scale</text:span><text:span text:style-name="T3"> </text:span><text:span text:style-name="T11">float32</text:span><text:span text:style-name="T3">, </text:span><text:span text:style-name="T8">img</text:span><text:span text:style-name="T3"> *</text:span><text:span text:style-name="T11">ebiten</text:span><text:span text:style-name="T3">.</text:span><text:span text:style-name="T11">Image</text:span><text:span text:style-name="T3">) *</text:span><text:span text:style-name="T11">data</text:span></text:p>
          </table:table-cell>
          <table:table-cell table:style-name="Table9.B24" office:value-type="string">
            <text:p text:style-name="P6">Imogen</text:p>
          </table:table-cell>
        </table:table-row>
        <table:table-row table:style-name="TableLine94049307947888">
          <table:table-cell table:style-name="Table9.A4" office:value-type="string">
            <text:p text:style-name="P2"><text:span text:style-name="T3">(</text:span><text:span text:style-name="T8">wo </text:span><text:span text:style-name="T3">*</text:span><text:span text:style-name="T11">data</text:span><text:span text:style-name="T3">) </text:span><text:span text:style-name="T5">ToggleGrid</text:span><text:span text:style-name="T3">()</text:span></text:p>
          </table:table-cell>
          <table:table-cell table:style-name="Table9.B24" office:value-type="string">
            <text:p text:style-name="P6">Stefan</text:p>
          </table:table-cell>
        </table:table-row>
        <table:table-row table:style-name="TableLine94049307948864">
          <table:table-cell table:style-name="Table9.A5" office:value-type="string">
            <text:p text:style-name="P2"><text:span text:style-name="T3">(</text:span><text:span text:style-name="T8">wo </text:span><text:span text:style-name="T3">*</text:span><text:span text:style-name="T11">data</text:span><text:span text:style-name="T3">) </text:span><text:span text:style-name="T5">ToggleDebug</text:span><text:span text:style-name="T3">()</text:span></text:p>
          </table:table-cell>
          <table:table-cell table:style-name="Table9.B24" office:value-type="string">
            <text:p text:style-name="P6">Stefan</text:p>
          </table:table-cell>
        </table:table-row>
        <table:table-row table:style-name="TableLine94049307949840">
          <table:table-cell table:style-name="Table9.A6" office:value-type="string">
            <text:p text:style-name="P2"><text:span text:style-name="T3">(</text:span><text:span text:style-name="T8">wo </text:span><text:span text:style-name="T3">*</text:span><text:span text:style-name="T11">data</text:span><text:span text:style-name="T3">) </text:span><text:span text:style-name="T5">ToggleStatistics</text:span><text:span text:style-name="T3">()</text:span></text:p>
          </table:table-cell>
          <table:table-cell table:style-name="Table9.B24" office:value-type="string">
            <text:p text:style-name="P6">Stefan</text:p>
          </table:table-cell>
        </table:table-row>
        <table:table-row table:style-name="TableLine94049307950816">
          <table:table-cell table:style-name="Table9.A7" office:value-type="string">
            <text:p text:style-name="P2"><text:span text:style-name="T3">(</text:span><text:span text:style-name="T8">wo </text:span><text:span text:style-name="T3">*</text:span><text:span text:style-name="T11">data</text:span><text:span text:style-name="T3">) </text:span><text:span text:style-name="T5">GetShowStats</text:span><text:span text:style-name="T3">() </text:span><text:span text:style-name="T11">bool</text:span></text:p>
          </table:table-cell>
          <table:table-cell table:style-name="Table9.B24" office:value-type="string">
            <text:p text:style-name="P6">Stefan</text:p>
          </table:table-cell>
        </table:table-row>
        <table:table-row table:style-name="TableLine94049307951792">
          <table:table-cell table:style-name="Table9.A8" office:value-type="string">
            <text:p text:style-name="P2"><text:span text:style-name="T3">(</text:span><text:span text:style-name="T8">wo </text:span><text:span text:style-name="T3">*</text:span><text:span text:style-name="T11">data</text:span><text:span text:style-name="T3">) </text:span><text:span text:style-name="T5">GetDebug</text:span><text:span text:style-name="T3">() </text:span><text:span text:style-name="T11">bool</text:span></text:p>
          </table:table-cell>
          <table:table-cell table:style-name="Table9.B24" office:value-type="string">
            <text:p text:style-name="P6">Stefan</text:p>
          </table:table-cell>
        </table:table-row>
        <table:table-row table:style-name="TableLine94049307952768">
          <table:table-cell table:style-name="Table9.A9" office:value-type="string">
            <text:p text:style-name="P2"><text:span text:style-name="T3">(</text:span><text:span text:style-name="T8">wo </text:span><text:span text:style-name="T3">*</text:span><text:span text:style-name="T11">data</text:span><text:span text:style-name="T3">) </text:span><text:span text:style-name="T5">GetXYTile</text:span><text:span text:style-name="T3">(</text:span><text:span text:style-name="T8">x</text:span><text:span text:style-name="T3">, </text:span><text:span text:style-name="T8">y</text:span><text:span text:style-name="T3"> </text:span><text:span text:style-name="T11">int</text:span><text:span text:style-name="T3">) (</text:span><text:span text:style-name="T8">tileX</text:span><text:span text:style-name="T3">, </text:span><text:span text:style-name="T8">tileY</text:span><text:span text:style-name="T3"> </text:span><text:span text:style-name="T11">int</text:span><text:span text:style-name="T3">)</text:span></text:p>
          </table:table-cell>
          <table:table-cell table:style-name="Table9.B24" office:value-type="string">
            <text:p text:style-name="P6">Stefan</text:p>
          </table:table-cell>
        </table:table-row>
        <table:table-row table:style-name="TableLine94049307953744">
          <table:table-cell table:style-name="Table9.A10" office:value-type="string">
            <text:p text:style-name="P2"><text:span text:style-name="T3">(</text:span><text:span text:style-name="T8">wo </text:span><text:span text:style-name="T3">*</text:span><text:span text:style-name="T11">data</text:span><text:span text:style-name="T3">) </text:span><text:span text:style-name="T5">GetTileSizeScaled</text:span><text:span text:style-name="T3">() </text:span><text:span text:style-name="T11">int</text:span></text:p>
          </table:table-cell>
          <table:table-cell table:style-name="Table9.B24" office:value-type="string">
            <text:p text:style-name="P6">Stefan</text:p>
          </table:table-cell>
        </table:table-row>
        <table:table-row table:style-name="TableLine94049307954720">
          <table:table-cell table:style-name="Table9.A11" office:value-type="string">
            <text:p text:style-name="P2"><text:span text:style-name="T3">(</text:span><text:span text:style-name="T8">wo </text:span><text:span text:style-name="T3">*</text:span><text:span text:style-name="T11">data</text:span><text:span text:style-name="T3">) </text:span><text:span text:style-name="T5">GetTileBorders</text:span><text:span text:style-name="T3">(</text:span><text:span text:style-name="T8">x</text:span><text:span text:style-name="T3">, </text:span><text:span text:style-name="T8">y</text:span><text:span text:style-name="T3"> </text:span><text:span text:style-name="T11">int</text:span><text:span text:style-name="T3">) (</text:span><text:span text:style-name="T8">n</text:span><text:span text:style-name="T3">, </text:span><text:span text:style-name="T8">no</text:span><text:span text:style-name="T3">, </text:span><text:span text:style-name="T8">o</text:span><text:span text:style-name="T3">, </text:span><text:span text:style-name="T8">so</text:span><text:span text:style-name="T3">, </text:span><text:span text:style-name="T8">s</text:span><text:span text:style-name="T3">, </text:span><text:span text:style-name="T8">sw</text:span><text:span text:style-name="T3">, </text:span><text:span text:style-name="T8">w</text:span><text:span text:style-name="T3">, </text:span><text:span text:style-name="T8">nw</text:span><text:span text:style-name="T3"> </text:span><text:span text:style-name="T11">bool</text:span><text:span text:style-name="T3">)</text:span></text:p>
          </table:table-cell>
          <table:table-cell table:style-name="Table9.B24" office:value-type="string">
            <text:p text:style-name="P6">Stefan</text:p>
          </table:table-cell>
        </table:table-row>
        <table:table-row table:style-name="TableLine94049307955696">
          <table:table-cell table:style-name="Table9.A12" office:value-type="string">
            <text:p text:style-name="P2"><text:span text:style-name="T3">(</text:span><text:span text:style-name="T8">wo </text:span><text:span text:style-name="T3">*</text:span><text:span text:style-name="T11">data</text:span><text:span text:style-name="T3">) </text:span><text:span text:style-name="T5">GetTileDstToWater</text:span><text:span text:style-name="T3">(</text:span><text:span text:style-name="T8">x</text:span><text:span text:style-name="T3">, </text:span><text:span text:style-name="T8">y</text:span><text:span text:style-name="T3"> </text:span><text:span text:style-name="T11">int</text:span><text:span text:style-name="T3">) (</text:span><text:span text:style-name="T8">n</text:span><text:span text:style-name="T3">, </text:span><text:span text:style-name="T8">s</text:span><text:span text:style-name="T3">, </text:span><text:span text:style-name="T8">e</text:span><text:span text:style-name="T3">, </text:span><text:span text:style-name="T8">w</text:span><text:span text:style-name="T3"> </text:span><text:span text:style-name="T11">int</text:span><text:span text:style-name="T3">)</text:span></text:p>
          </table:table-cell>
          <table:table-cell table:style-name="Table9.B24" office:value-type="string">
            <text:p text:style-name="P6">Stefan</text:p>
          </table:table-cell>
        </table:table-row>
        <table:table-row table:style-name="TableLine94049307956672">
          <table:table-cell table:style-name="Table9.A13" office:value-type="string">
            <text:p text:style-name="P2"><text:span text:style-name="T3">(</text:span><text:span text:style-name="T8">wo </text:span><text:span text:style-name="T3">*</text:span><text:span text:style-name="T11">data</text:span><text:span text:style-name="T3">) </text:span><text:span text:style-name="T5">IsLand</text:span><text:span text:style-name="T3">(</text:span><text:span text:style-name="T8">x</text:span><text:span text:style-name="T3">, </text:span><text:span text:style-name="T8">y</text:span><text:span text:style-name="T3"> </text:span><text:span text:style-name="T11">int</text:span><text:span text:style-name="T3">) </text:span><text:span text:style-name="T11">bool</text:span></text:p>
          </table:table-cell>
          <table:table-cell table:style-name="Table9.B24" office:value-type="string">
            <text:p text:style-name="P6">Stefan</text:p>
          </table:table-cell>
        </table:table-row>
        <table:table-row table:style-name="TableLine94049307957536">
          <table:table-cell table:style-name="Table9.A14" office:value-type="string">
            <text:p text:style-name="P2"><text:span text:style-name="T3">(</text:span><text:span text:style-name="T8">wo </text:span><text:span text:style-name="T3">*</text:span><text:span text:style-name="T11">data</text:span><text:span text:style-name="T3">) </text:span><text:span text:style-name="T5">Width</text:span><text:span text:style-name="T3">() </text:span><text:span text:style-name="T11">float32</text:span></text:p>
          </table:table-cell>
          <table:table-cell table:style-name="Table9.B24" office:value-type="string">
            <text:p text:style-name="P6">Stefan</text:p>
          </table:table-cell>
        </table:table-row>
        <table:table-row table:style-name="TableLine94049307958512">
          <table:table-cell table:style-name="Table9.A15" office:value-type="string">
            <text:p text:style-name="P4">(<text:span text:style-name="T7">wo </text:span>*<text:span text:style-name="T10">data</text:span>) <text:span text:style-name="T4">Height</text:span>() <text:span text:style-name="T10">float32</text:span></text:p>
          </table:table-cell>
          <table:table-cell table:style-name="Table9.B24" office:value-type="string">
            <text:p text:style-name="P6">Stefan</text:p>
          </table:table-cell>
        </table:table-row>
        <table:table-row table:style-name="TableLine94049307959488">
          <table:table-cell table:style-name="Table9.A16" office:value-type="string">
            <text:p text:style-name="P4">(<text:span text:style-name="T7">wo </text:span>*<text:span text:style-name="T10">data</text:span>) <text:span text:style-name="T4">Margin</text:span>() <text:span text:style-name="T10">float32</text:span></text:p>
          </table:table-cell>
          <table:table-cell table:style-name="Table9.B24" office:value-type="string">
            <text:p text:style-name="P6">Stefan</text:p>
          </table:table-cell>
        </table:table-row>
        <table:table-row table:style-name="TableLine94049307960464">
          <table:table-cell table:style-name="Table9.A17" office:value-type="string">
            <text:p text:style-name="P4">(<text:span text:style-name="T7">wo </text:span>*<text:span text:style-name="T10">data</text:span>) <text:span text:style-name="T4">ToggleGround</text:span>(<text:span text:style-name="T7">mx</text:span>, <text:span text:style-name="T7">my</text:span> <text:span text:style-name="T10">int</text:span>)</text:p>
          </table:table-cell>
          <table:table-cell table:style-name="Table9.B24" office:value-type="string">
            <text:p text:style-name="P6">Stefan</text:p>
          </table:table-cell>
        </table:table-row>
        <table:table-row table:style-name="TableLine94049307961440">
          <table:table-cell table:style-name="Table9.A18" office:value-type="string">
            <text:p text:style-name="P4">(<text:span text:style-name="T7">wo </text:span>*<text:span text:style-name="T10">data</text:span>) <text:span text:style-name="T4">Draw</text:span>(<text:span text:style-name="T7">dst</text:span> *<text:span text:style-name="T10">ebiten</text:span>.<text:span text:style-name="T10">Image</text:span>, <text:span text:style-name="T7">c</text:span> <text:span text:style-name="T10">int</text:span>)</text:p>
          </table:table-cell>
          <table:table-cell table:style-name="Table9.B24" office:value-type="string">
            <text:p text:style-name="P6">Stefan</text:p>
          </table:table-cell>
        </table:table-row>
        <table:table-row table:style-name="TableLine94049307962416">
          <table:table-cell table:style-name="Table9.A19" office:value-type="string">
            <text:p text:style-name="P4">(<text:span text:style-name="T7">wo </text:span>*<text:span text:style-name="T10">data</text:span>) <text:span text:style-name="T4">getTileNumber</text:span>(<text:span text:style-name="T7">tileX</text:span>, <text:span text:style-name="T7">tileY</text:span> <text:span text:style-name="T10">int</text:span>) (<text:span text:style-name="T10">int</text:span>, <text:span text:style-name="T10">bool</text:span>)</text:p>
          </table:table-cell>
          <table:table-cell table:style-name="Table9.B24" office:value-type="string">
            <text:p text:style-name="P6">Stefan</text:p>
          </table:table-cell>
        </table:table-row>
        <table:table-row table:style-name="TableLine94049307963392">
          <table:table-cell table:style-name="Table9.A20" office:value-type="string">
            <text:p text:style-name="P4">(<text:span text:style-name="T7">wo </text:span>*<text:span text:style-name="T10">data</text:span>) <text:span text:style-name="T4">areNeighborsGround</text:span>(<text:span text:style-name="T7">tileX</text:span>, <text:span text:style-name="T7">tileY</text:span> <text:span text:style-name="T10">int</text:span>, <text:span text:style-name="T7">layer</text:span> []<text:span text:style-name="T10">int</text:span>) (<text:span text:style-name="T7">n</text:span>, <text:span text:style-name="T7">no</text:span>, <text:span text:style-name="T7">o</text:span>, <text:span text:style-name="T7">so</text:span>, <text:span text:style-name="T7">s</text:span>, <text:span text:style-name="T7">sw</text:span>, <text:span text:style-name="T7">w</text:span>, <text:span text:style-name="T7">nw</text:span> <text:span text:style-name="T10">bool</text:span>)</text:p>
          </table:table-cell>
          <table:table-cell table:style-name="Table9.B24" office:value-type="string">
            <text:p text:style-name="P6">Stefan</text:p>
          </table:table-cell>
        </table:table-row>
        <table:table-row table:style-name="TableLine94049307964528">
          <table:table-cell table:style-name="Table9.A21" office:value-type="string">
            <text:p text:style-name="P4"><text:span text:style-name="T4">getState</text:span>(<text:span text:style-name="T7">a</text:span>, <text:span text:style-name="T7">b</text:span>, <text:span text:style-name="T7">c</text:span>, <text:span text:style-name="T7">d</text:span> <text:span text:style-name="T10">bool</text:span>) <text:span text:style-name="T10">int</text:span></text:p>
          </table:table-cell>
          <table:table-cell table:style-name="Table9.B24" office:value-type="string">
            <text:p text:style-name="P6">Stefan</text:p>
          </table:table-cell>
        </table:table-row>
        <table:table-row table:style-name="TableLine94049307965664">
          <table:table-cell table:style-name="Table9.A22" office:value-type="string">
            <text:p text:style-name="P4"><text:span text:style-name="T4">boolToInt</text:span>(<text:span text:style-name="T7">bit</text:span> <text:span text:style-name="T10">bool</text:span>) <text:span text:style-name="T10">int</text:span></text:p>
          </table:table-cell>
          <table:table-cell table:style-name="Table9.B24" office:value-type="string">
            <text:p text:style-name="P6">Stefan</text:p>
          </table:table-cell>
        </table:table-row>
        <table:table-row table:style-name="TableLine94049307966800">
          <table:table-cell table:style-name="Table9.A23" office:value-type="string">
            <text:p text:style-name="P4">(<text:span text:style-name="T7">wo </text:span>*<text:span text:style-name="T10">data</text:span>) <text:span text:style-name="T4">setTileInLayer</text:span>(<text:span text:style-name="T7">x</text:span>, <text:span text:style-name="T7">y</text:span> <text:span text:style-name="T10">int</text:span>, <text:span text:style-name="T7">l</text:span> []<text:span text:style-name="T10">int</text:span>, <text:span text:style-name="T7">value</text:span> <text:span text:style-name="T10">int</text:span>)</text:p>
          </table:table-cell>
          <table:table-cell table:style-name="Table9.B24" office:value-type="string">
            <text:p text:style-name="P6">Stefan</text:p>
          </table:table-cell>
        </table:table-row>
        <table:table-row table:style-name="TableLine94049307967936">
          <table:table-cell table:style-name="Table9.A24" office:value-type="string">
            <text:p text:style-name="P4">(<text:span text:style-name="T7">wo </text:span>*<text:span text:style-name="T10">data</text:span>) <text:span text:style-name="T4">getTileFromLayer</text:span>(<text:span text:style-name="T7">x</text:span>, <text:span text:style-name="T7">y</text:span> <text:span text:style-name="T10">int</text:span>, <text:span text:style-name="T7">l</text:span> []<text:span text:style-name="T10">int</text:span>) <text:span text:style-name="T10">int</text:span></text:p>
          </table:table-cell>
          <table:table-cell table:style-name="Table9.B24" office:value-type="string">
            <text:p text:style-name="P6">Stefan</text:p>
          </table:table-cell>
        </table:table-row>
        <table:table-row table:style-name="Table9.1">
          <table:table-cell table:style-name="Table9.A25" office:value-type="string">
            <text:p text:style-name="P4">(<text:span text:style-name="T7">wo </text:span>*<text:span text:style-name="T10">data</text:span>) <text:span text:style-name="T4">toggle</text:span>(<text:span text:style-name="T7">tileX</text:span>, <text:span text:style-name="T7">tileY</text:span> <text:span text:style-name="T10">int</text:span>)</text:p>
          </table:table-cell>
          <table:table-cell table:style-name="Table9.B25" office:value-type="string">
            <text:p text:style-name="P6">Stefan</text:p>
          </table:table-cell>
        </table:table-row>
      </table:table>
      <text:p text:style-name="Text_20_body"/>
      <table:table table:name="Table10" table:style-name="Table10">
        <table:table-column table:style-name="Table10.A"/>
        <table:table-column table:style-name="Table10.B"/>
        <table:table-header-rows>
          <table:table-row table:style-name="Table10.1">
            <table:table-cell table:style-name="Table10.A1" office:value-type="string">
              <text:p text:style-name="P8">Funktion <text:span text:style-name="T14">main.go</text:span></text:p>
            </table:table-cell>
            <table:table-cell table:style-name="Table10.A1" office:value-type="string">
              <text:p text:style-name="P8">bearbeitet von</text:p>
            </table:table-cell>
          </table:table-row>
        </table:table-header-rows>
        <table:table-row table:style-name="TableLine94049308003984">
          <table:table-cell table:style-name="Table10.A2" office:value-type="string">
            <text:p text:style-name="P2"><text:span text:style-name="T5">init</text:span><text:span text:style-name="T3">()</text:span></text:p>
          </table:table-cell>
          <table:table-cell table:style-name="Table10.B13" office:value-type="string">
            <text:p text:style-name="P10">Imogen</text:p>
          </table:table-cell>
        </table:table-row>
        <table:table-row table:style-name="TableLine94049308005136">
          <table:table-cell table:style-name="Table10.A3" office:value-type="string">
            <text:p text:style-name="P2"><text:span text:style-name="T3">(</text:span><text:span text:style-name="T8">b </text:span><text:span text:style-name="T3">*</text:span><text:span text:style-name="T11">Button</text:span><text:span text:style-name="T3">) </text:span><text:span text:style-name="T5">Update</text:span><text:span text:style-name="T3">()</text:span></text:p>
          </table:table-cell>
          <table:table-cell table:style-name="Table10.B13" office:value-type="string">
            <text:p text:style-name="P10">Imogen</text:p>
          </table:table-cell>
        </table:table-row>
        <table:table-row table:style-name="TableLine94049308006112">
          <table:table-cell table:style-name="Table10.A4" office:value-type="string">
            <text:p text:style-name="P2"><text:span text:style-name="T3">(</text:span><text:span text:style-name="T8">b </text:span><text:span text:style-name="T3">*</text:span><text:span text:style-name="T11">Button</text:span><text:span text:style-name="T3">) </text:span><text:span text:style-name="T5">Draw</text:span><text:span text:style-name="T3">(</text:span><text:span text:style-name="T8">dst</text:span><text:span text:style-name="T3"> *</text:span><text:span text:style-name="T11">ebiten</text:span><text:span text:style-name="T3">.</text:span><text:span text:style-name="T11">Image</text:span><text:span text:style-name="T3">)</text:span></text:p>
          </table:table-cell>
          <table:table-cell table:style-name="Table10.B13" office:value-type="string">
            <text:p text:style-name="P10">Imogen</text:p>
          </table:table-cell>
        </table:table-row>
        <table:table-row table:style-name="TableLine94049308007088">
          <table:table-cell table:style-name="Table10.A5" office:value-type="string">
            <text:p text:style-name="P2"><text:span text:style-name="T3">(</text:span><text:span text:style-name="T8">b </text:span><text:span text:style-name="T3">*</text:span><text:span text:style-name="T11">Button</text:span><text:span text:style-name="T3">) </text:span><text:span text:style-name="T5">SetOnPressed</text:span><text:span text:style-name="T3">(</text:span><text:span text:style-name="T8">f</text:span><text:span text:style-name="T3"> </text:span><text:span text:style-name="T2">func</text:span><text:span text:style-name="T3">(</text:span><text:span text:style-name="T8">b</text:span><text:span text:style-name="T3"> *</text:span><text:span text:style-name="T11">Button</text:span><text:span text:style-name="T3">))</text:span></text:p>
          </table:table-cell>
          <table:table-cell table:style-name="Table10.B13" office:value-type="string">
            <text:p text:style-name="P10">Imogen</text:p>
          </table:table-cell>
        </table:table-row>
        <table:table-row table:style-name="TableLine94049308008064">
          <table:table-cell table:style-name="Table10.A6" office:value-type="string">
            <text:p text:style-name="P2"><text:span text:style-name="T3">(</text:span><text:span text:style-name="T8">g </text:span><text:span text:style-name="T3">*</text:span><text:span text:style-name="T11">Game</text:span><text:span text:style-name="T3">) </text:span><text:span text:style-name="T5">Update</text:span><text:span text:style-name="T3">() </text:span><text:span text:style-name="T11">error</text:span></text:p>
          </table:table-cell>
          <table:table-cell table:style-name="Table10.B13" office:value-type="string">
            <text:p text:style-name="P10">Imogen</text:p>
          </table:table-cell>
        </table:table-row>
        <table:table-row table:style-name="TableLine94049308009040">
          <table:table-cell table:style-name="Table10.A7" office:value-type="string">
            <text:p text:style-name="P2"><text:span text:style-name="T5">drawGame</text:span><text:span text:style-name="T3">(</text:span><text:span text:style-name="T8">g</text:span><text:span text:style-name="T3"> *</text:span><text:span text:style-name="T11">Game</text:span><text:span text:style-name="T3">, </text:span><text:span text:style-name="T8">dst</text:span><text:span text:style-name="T3"> *</text:span><text:span text:style-name="T11">ebiten</text:span><text:span text:style-name="T3">.</text:span><text:span text:style-name="T11">Image</text:span><text:span text:style-name="T3">)</text:span></text:p>
          </table:table-cell>
          <table:table-cell table:style-name="Table10.B13" office:value-type="string">
            <text:p text:style-name="P10">Imogen</text:p>
          </table:table-cell>
        </table:table-row>
        <table:table-row table:style-name="TableLine94049308010176">
          <table:table-cell table:style-name="Table10.A8" office:value-type="string">
            <text:p text:style-name="P2"><text:span text:style-name="T3">(</text:span><text:span text:style-name="T8">g </text:span><text:span text:style-name="T3">*</text:span><text:span text:style-name="T11">Game</text:span><text:span text:style-name="T3">) </text:span><text:span text:style-name="T5">Draw</text:span><text:span text:style-name="T3">(</text:span><text:span text:style-name="T8">dst</text:span><text:span text:style-name="T3"> *</text:span><text:span text:style-name="T11">ebiten</text:span><text:span text:style-name="T3">.</text:span><text:span text:style-name="T11">Image</text:span><text:span text:style-name="T3">)</text:span></text:p>
          </table:table-cell>
          <table:table-cell table:style-name="Table10.B13" office:value-type="string">
            <text:p text:style-name="P10">Imogen</text:p>
          </table:table-cell>
        </table:table-row>
        <text:soft-page-break/>
        <table:table-row table:style-name="TableLine94049308011312">
          <table:table-cell table:style-name="Table10.A9" office:value-type="string">
            <text:p text:style-name="P2"><text:span text:style-name="T3">(</text:span><text:span text:style-name="T8">g </text:span><text:span text:style-name="T3">*</text:span><text:span text:style-name="T11">Game</text:span><text:span text:style-name="T3">) </text:span><text:span text:style-name="T5">Layout</text:span><text:span text:style-name="T3">(</text:span><text:span text:style-name="T8">outsideWidth</text:span><text:span text:style-name="T3">, </text:span><text:span text:style-name="T8">outsideHeight</text:span><text:span text:style-name="T3"> </text:span><text:span text:style-name="T11">int</text:span><text:span text:style-name="T3">) (</text:span><text:span text:style-name="T11">int</text:span><text:span text:style-name="T3">, </text:span><text:span text:style-name="T11">int</text:span><text:span text:style-name="T3">)</text:span></text:p>
          </table:table-cell>
          <table:table-cell table:style-name="Table10.B13" office:value-type="string">
            <text:p text:style-name="P10">Imogen</text:p>
          </table:table-cell>
        </table:table-row>
        <table:table-row table:style-name="TableLine94049308012368">
          <table:table-cell table:style-name="Table10.A10" office:value-type="string">
            <text:p text:style-name="P2"><text:span text:style-name="T5">resetGrass</text:span><text:span text:style-name="T3">()</text:span></text:p>
          </table:table-cell>
          <table:table-cell table:style-name="Table10.B13" office:value-type="string">
            <text:p text:style-name="P10">Imogen</text:p>
          </table:table-cell>
        </table:table-row>
        <table:table-row table:style-name="TableLine94049308013504">
          <table:table-cell table:style-name="Table10.A11" office:value-type="string">
            <text:p text:style-name="P2"><text:span text:style-name="T5">resetBunnies</text:span><text:span text:style-name="T3">()</text:span></text:p>
          </table:table-cell>
          <table:table-cell table:style-name="Table10.B13" office:value-type="string">
            <text:p text:style-name="P10">Imogen</text:p>
          </table:table-cell>
        </table:table-row>
        <table:table-row table:style-name="TableLine94049308014640">
          <table:table-cell table:style-name="Table10.A12" office:value-type="string">
            <text:p text:style-name="P2"><text:span text:style-name="T5">resetCats</text:span><text:span text:style-name="T3">()</text:span></text:p>
          </table:table-cell>
          <table:table-cell table:style-name="Table10.B13" office:value-type="string">
            <text:p text:style-name="P10">Imogen</text:p>
          </table:table-cell>
        </table:table-row>
        <table:table-row table:style-name="TableLine94049308015776">
          <table:table-cell table:style-name="Table10.A13" office:value-type="string">
            <text:p text:style-name="P2"><text:span text:style-name="T5">resetFoxes</text:span><text:span text:style-name="T3">()</text:span></text:p>
          </table:table-cell>
          <table:table-cell table:style-name="Table10.B13" office:value-type="string">
            <text:p text:style-name="P10">Imogen</text:p>
          </table:table-cell>
        </table:table-row>
        <table:table-row table:style-name="TableLine94049308016800">
          <table:table-cell table:style-name="Table10.A14" office:value-type="string">
            <text:p text:style-name="P2"><text:span text:style-name="T5">main</text:span><text:span text:style-name="T3">()</text:span></text:p>
          </table:table-cell>
          <table:table-cell table:style-name="Table10.B14" office:value-type="string">
            <text:p text:style-name="P10">Imogen</text:p>
          </table:table-cell>
        </table:table-row>
      </table:table>
      <text:p text:style-name="P11"/>
      <text:p text:style-name="P11"><text:s text:c="18"/></text:p>
      <text:p text:style-name="P11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JetBrains Mono" svg:font-family="'JetBrains Mono', Menlo, Monaco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start" style:justify-single-word="false"/>
      <style:text-properties style:font-name="Liberation Sans" fo:font-family="'Liberation Sans'" style:font-family-generic="swiss" style:font-pitch="variable" officeooo:rsid="001fc246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0.4cm" style:contextual-spacing="false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cm" fo:margin-bottom="0.3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4T17:24:26.460203365</meta:creation-date>
    <meta:editing-duration>PT4M43S</meta:editing-duration>
    <meta:editing-cycles>2</meta:editing-cycles>
    <meta:generator>LibreOffice/7.3.4.2$Linux_X86_64 LibreOffice_project/30$Build-2</meta:generator>
    <dc:date>2024-06-14T17:28:58.041047688</dc:date>
    <meta:document-statistic meta:table-count="10" meta:image-count="0" meta:object-count="0" meta:page-count="5" meta:paragraph-count="253" meta:word-count="670" meta:character-count="5287" meta:non-whitespace-character-count="4840"/>
  </office:meta>
</office:document-meta>
</file>